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007826" fo:font-size="11pt" fo:font-weight="normal" officeooo:rsid="01b4550f" officeooo:paragraph-rsid="023e3aa8" style:font-size-asian="9.60000038146973pt" style:font-weight-asian="normal" style:font-size-complex="11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2b0d103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ce3849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d00949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d15e66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d2fc02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d4daf3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d51d46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1d5e2de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1d7aa9c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f8125" officeooo:paragraph-rsid="023e3aa8" style:font-size-asian="9.60000038146973pt" style:font-weight-asian="bold" style:font-size-complex="11pt" style:font-weight-complex="bold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a395e" officeooo:paragraph-rsid="023e3aa8" style:font-size-asian="9.60000038146973pt" style:font-weight-asian="bold" style:font-size-complex="11pt" style:font-weight-complex="bold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bfdbd" officeooo:paragraph-rsid="023e3aa8" style:font-size-asian="9.60000038146973pt" style:font-weight-asian="bold" style:font-size-complex="11pt" style:font-weight-complex="bold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d8d45" officeooo:paragraph-rsid="023e3aa8" style:font-size-asian="9.60000038146973pt" style:font-weight-asian="bold" style:font-size-complex="11pt" style:font-weight-complex="bol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a53d0" officeooo:paragraph-rsid="023e3aa8" style:font-size-asian="9.60000038146973pt" style:font-weight-asian="bold" style:font-size-complex="11pt" style:font-weight-complex="bold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48de736" officeooo:paragraph-rsid="01d7e27c" style:font-name-asian="Times New Roman" style:font-weight-asian="normal" style:font-name-complex="Calibri2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4912325" officeooo:paragraph-rsid="01d7e27c" style:font-name-asian="Times New Roman" style:font-weight-asian="normal" style:font-name-complex="Calibri2" style:font-weight-complex="normal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95c7e" officeooo:paragraph-rsid="01d95c7e" style:font-name-asian="Times New Roman" style:font-weight-asian="normal" style:font-name-complex="Calibri2" style:font-weight-complex="normal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2dd9" officeooo:paragraph-rsid="01db2dd9" style:font-name-asian="Times New Roman" style:font-weight-asian="normal" style:font-name-complex="Calibri2" style:font-weight-complex="normal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9aa223" officeooo:paragraph-rsid="029aa223" style:font-name-asian="Times New Roman" style:font-weight-asian="normal" style:font-name-complex="Calibri2" style:font-weight-complex="normal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9aa223" officeooo:paragraph-rsid="029de5bb" style:font-name-asian="Times New Roman" style:font-weight-asian="normal" style:font-name-complex="Calibri2" style:font-weight-complex="normal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29de5bb" style:font-name-asian="Times New Roman" style:font-weight-asian="normal" style:font-name-complex="Calibri2" style:font-weight-complex="normal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1db4cb5" style:font-name-asian="Times New Roman" style:font-weight-asian="normal" style:font-name-complex="Calibri2" style:font-weight-complex="normal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2042c96" style:font-name-asian="Times New Roman" style:font-weight-asian="normal" style:font-name-complex="Calibri2" style:font-weight-complex="normal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345fd51" style:font-name-asian="Times New Roman" style:font-weight-asian="normal" style:font-name-complex="Calibri2" style:font-weight-complex="normal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3432f29" officeooo:paragraph-rsid="03432f29" style:font-name-asian="Times New Roman" style:font-weight-asian="normal" style:font-name-complex="Calibri2" style:font-weight-complex="normal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3432f29" officeooo:paragraph-rsid="0343c5fa" style:font-name-asian="Times New Roman" style:font-weight-asian="normal" style:font-name-complex="Calibri2" style:font-weight-complex="normal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54aed9" officeooo:paragraph-rsid="0254aed9" style:font-weight-asian="normal" style:font-weight-complex="normal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54aed9" officeooo:paragraph-rsid="02566a1c" style:font-weight-asian="normal" style:font-weight-complex="normal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007826" officeooo:rsid="01d9029c" officeooo:paragraph-rsid="01d9029c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d1595" officeooo:paragraph-rsid="02042c96" style:font-name-asian="Times New Roman" style:font-weight-asian="bold" style:font-name-complex="Calibri2" style:font-weight-complex="bold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7e56b" officeooo:paragraph-rsid="01e92c94" style:font-name-asian="Times New Roman" style:font-weight-asian="bold" style:font-name-complex="Calibri2" style:font-weight-complex="bold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92c94" officeooo:paragraph-rsid="01e92c94" style:font-name-asian="Times New Roman" style:font-weight-asian="bold" style:font-name-complex="Calibri2" style:font-weight-complex="bold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deb087" style:font-weight-asian="bold" style:font-weight-complex="bold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e49efd" style:font-weight-asian="bold" style:font-weight-complex="bold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e4b265" style:font-weight-asian="bold" style:font-weight-complex="bold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24ccab1" style:font-weight-asian="bold" style:font-weight-complex="bold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f297fa" style:font-weight-asian="bold" style:font-weight-complex="bold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f455ea" style:font-weight-asian="bold" style:font-weight-complex="bold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2566a1c" style:font-weight-asian="bold" style:font-weight-complex="bold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1eede42" style:font-weight-asian="bold" style:font-weight-complex="bold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542fb9" style:font-weight-asian="bold" style:font-weight-complex="bold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4ccab1" style:font-weight-asian="bold" style:font-weight-complex="bold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566a1c" style:font-weight-asian="bold" style:font-weight-complex="bold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4e356b" style:font-weight-asian="bold" style:font-weight-complex="bold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640e0" officeooo:paragraph-rsid="023b3474" style:font-weight-asian="bold" style:font-weight-complex="bold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f91398" officeooo:paragraph-rsid="01f91398" style:font-weight-asian="bold" style:font-weight-complex="bold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a16cfb" officeooo:paragraph-rsid="02b24baa" style:font-weight-asian="bold" style:font-weight-complex="bold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52f134" officeooo:paragraph-rsid="02b4a1b9" style:font-weight-asian="bold" style:font-weight-complex="bold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52f134" officeooo:paragraph-rsid="02bdd739" style:font-weight-asian="bold" style:font-weight-complex="bold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e4a468" officeooo:paragraph-rsid="02e4a468" style:font-weight-asian="bold" style:font-weight-complex="bold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color="#007826" officeooo:rsid="0216e3aa" officeooo:paragraph-rsid="0216e3aa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color="#007826" officeooo:rsid="02172a25" officeooo:paragraph-rsid="02172a25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1670ee" officeooo:paragraph-rsid="01f6aeb7" style:font-size-asian="9.60000038146973pt" style:font-weight-asian="bold" style:font-size-complex="11pt" style:font-weight-complex="bold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3e195c" officeooo:paragraph-rsid="01f7e63e" style:font-size-asian="9.60000038146973pt" style:font-weight-asian="bold" style:font-size-complex="11pt" style:font-weight-complex="bold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b4550f" officeooo:paragraph-rsid="01f8abd3" style:font-size-asian="9.60000038146973pt" style:font-weight-asian="bold" style:font-size-complex="11pt" style:font-weight-complex="bold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ffa6b3" officeooo:paragraph-rsid="023e3aa8" style:font-size-asian="9.60000038146973pt" style:font-weight-asian="bold" style:font-size-complex="11pt" style:font-weight-complex="bold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64a783" officeooo:paragraph-rsid="0264a783" style:font-size-asian="9.60000038146973pt" style:font-weight-asian="bold" style:font-size-complex="11pt" style:font-weight-complex="bold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e83fbb" officeooo:paragraph-rsid="020d0f71" style:font-name-asian="Times New Roman" style:font-size-asian="9.60000038146973pt" style:font-weight-asian="bold" style:font-name-complex="Calibri2" style:font-size-complex="11pt" style:font-weight-complex="bold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2bd5416" style:font-name-asian="Times New Roman" style:font-size-asian="9.60000038146973pt" style:font-weight-asian="bold" style:font-name-complex="Calibri2" style:font-size-complex="11pt" style:font-weight-complex="bold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2bdd739" style:font-name-asian="Times New Roman" style:font-size-asian="9.60000038146973pt" style:font-weight-asian="bold" style:font-name-complex="Calibri2" style:font-size-complex="11pt" style:font-weight-complex="bold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012fb4" style:font-name-asian="Times New Roman" style:font-size-asian="9.60000038146973pt" style:font-weight-asian="bold" style:font-name-complex="Calibri2" style:font-size-complex="11pt" style:font-weight-complex="bold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efe2e9" style:font-name-asian="Times New Roman" style:font-size-asian="9.60000038146973pt" style:font-weight-asian="bold" style:font-name-complex="Calibri2" style:font-size-complex="11pt" style:font-weight-complex="bold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172cc7" style:font-name-asian="Times New Roman" style:font-size-asian="9.60000038146973pt" style:font-weight-asian="bold" style:font-name-complex="Calibri2" style:font-size-complex="11pt" style:font-weight-complex="bold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f135ed" style:font-name-asian="Times New Roman" style:font-size-asian="9.60000038146973pt" style:font-weight-asian="bold" style:font-name-complex="Calibri2" style:font-size-complex="11pt" style:font-weight-complex="bold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f55cee" style:font-name-asian="Times New Roman" style:font-size-asian="9.60000038146973pt" style:font-weight-asian="bold" style:font-name-complex="Calibri2" style:font-size-complex="11pt" style:font-weight-complex="bold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f74b8c" style:font-name-asian="Times New Roman" style:font-size-asian="9.60000038146973pt" style:font-weight-asian="bold" style:font-name-complex="Calibri2" style:font-size-complex="11pt" style:font-weight-complex="bold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f95af2" style:font-name-asian="Times New Roman" style:font-size-asian="9.60000038146973pt" style:font-weight-asian="bold" style:font-name-complex="Calibri2" style:font-size-complex="11pt" style:font-weight-complex="bold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2facff9" style:font-name-asian="Times New Roman" style:font-size-asian="9.60000038146973pt" style:font-weight-asian="bold" style:font-name-complex="Calibri2" style:font-size-complex="11pt" style:font-weight-complex="bold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4e86b" style:font-name-asian="Times New Roman" style:font-size-asian="9.60000038146973pt" style:font-weight-asian="bold" style:font-name-complex="Calibri2" style:font-size-complex="11pt" style:font-weight-complex="bold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52144" style:font-name-asian="Times New Roman" style:font-size-asian="9.60000038146973pt" style:font-weight-asian="bold" style:font-name-complex="Calibri2" style:font-size-complex="11pt" style:font-weight-complex="bold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5fd2d" style:font-name-asian="Times New Roman" style:font-size-asian="9.60000038146973pt" style:font-weight-asian="bold" style:font-name-complex="Calibri2" style:font-size-complex="11pt" style:font-weight-complex="bold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7d93c" style:font-name-asian="Times New Roman" style:font-size-asian="9.60000038146973pt" style:font-weight-asian="bold" style:font-name-complex="Calibri2" style:font-size-complex="11pt" style:font-weight-complex="bold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acb76" style:font-name-asian="Times New Roman" style:font-size-asian="9.60000038146973pt" style:font-weight-asian="bold" style:font-name-complex="Calibri2" style:font-size-complex="11pt" style:font-weight-complex="bold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0b9628" style:font-name-asian="Times New Roman" style:font-size-asian="9.60000038146973pt" style:font-weight-asian="bold" style:font-name-complex="Calibri2" style:font-size-complex="11pt" style:font-weight-complex="bold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337d4fd" style:font-name-asian="Times New Roman" style:font-size-asian="9.60000038146973pt" style:font-weight-asian="bold" style:font-name-complex="Calibri2" style:font-size-complex="11pt" style:font-weight-complex="bold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07fef7" officeooo:paragraph-rsid="0307fef7" style:font-name-asian="Times New Roman" style:font-size-asian="9.60000038146973pt" style:font-weight-asian="bold" style:font-name-complex="Calibri2" style:font-size-complex="11pt" style:font-weight-complex="bold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1b2772" officeooo:paragraph-rsid="031b2772" style:font-name-asian="Times New Roman" style:font-size-asian="9.60000038146973pt" style:font-weight-asian="bold" style:font-name-complex="Calibri2" style:font-size-complex="11pt" style:font-weight-complex="bold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36e8b2" officeooo:paragraph-rsid="0337aa32" style:font-name-asian="Times New Roman" style:font-size-asian="9.60000038146973pt" style:font-weight-asian="bold" style:font-name-complex="Calibri2" style:font-size-complex="11pt" style:font-weight-complex="bold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b6f5d6" officeooo:paragraph-rsid="023e3aa8" style:font-name-asian="Times New Roman" style:font-size-asian="9.60000038146973pt" style:font-weight-asian="normal" style:font-name-complex="Calibri2" style:font-size-complex="11pt" style:font-weight-complex="normal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efe2e9" style:font-name-asian="Times New Roman" style:font-size-asian="9.60000038146973pt" style:font-weight-asian="normal" style:font-name-complex="Calibri2" style:font-size-complex="11pt" style:font-weight-complex="normal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135ed" style:font-name-asian="Times New Roman" style:font-size-asian="9.60000038146973pt" style:font-weight-asian="normal" style:font-name-complex="Calibri2" style:font-size-complex="11pt" style:font-weight-complex="normal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55cee" style:font-name-asian="Times New Roman" style:font-size-asian="9.60000038146973pt" style:font-weight-asian="normal" style:font-name-complex="Calibri2" style:font-size-complex="11pt" style:font-weight-complex="normal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d3042" style:font-name-asian="Times New Roman" style:font-size-asian="9.60000038146973pt" style:font-weight-asian="normal" style:font-name-complex="Calibri2" style:font-size-complex="11pt" style:font-weight-complex="normal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904ec" style:font-name-asian="Times New Roman" style:font-size-asian="9.60000038146973pt" style:font-weight-asian="normal" style:font-name-complex="Calibri2" style:font-size-complex="11pt" style:font-weight-complex="normal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95af2" style:font-name-asian="Times New Roman" style:font-size-asian="9.60000038146973pt" style:font-weight-asian="normal" style:font-name-complex="Calibri2" style:font-size-complex="11pt" style:font-weight-complex="normal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facff9" style:font-name-asian="Times New Roman" style:font-size-asian="9.60000038146973pt" style:font-weight-asian="normal" style:font-name-complex="Calibri2" style:font-size-complex="11pt" style:font-weight-complex="normal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4e86b" style:font-name-asian="Times New Roman" style:font-size-asian="9.60000038146973pt" style:font-weight-asian="normal" style:font-name-complex="Calibri2" style:font-size-complex="11pt" style:font-weight-complex="normal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52144" style:font-name-asian="Times New Roman" style:font-size-asian="9.60000038146973pt" style:font-weight-asian="normal" style:font-name-complex="Calibri2" style:font-size-complex="11pt" style:font-weight-complex="normal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5fd2d" style:font-name-asian="Times New Roman" style:font-size-asian="9.60000038146973pt" style:font-weight-asian="normal" style:font-name-complex="Calibri2" style:font-size-complex="11pt" style:font-weight-complex="normal"/>
    </style:style>
    <style:style style:name="P9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7d93c" style:font-name-asian="Times New Roman" style:font-size-asian="9.60000038146973pt" style:font-weight-asian="normal" style:font-name-complex="Calibri2" style:font-size-complex="11pt" style:font-weight-complex="normal"/>
    </style:style>
    <style:style style:name="P9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acb76" style:font-name-asian="Times New Roman" style:font-size-asian="9.60000038146973pt" style:font-weight-asian="normal" style:font-name-complex="Calibri2" style:font-size-complex="11pt" style:font-weight-complex="normal"/>
    </style:style>
    <style:style style:name="P9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12236a" style:font-name-asian="Times New Roman" style:font-size-asian="9.60000038146973pt" style:font-weight-asian="normal" style:font-name-complex="Calibri2" style:font-size-complex="11pt" style:font-weight-complex="normal"/>
    </style:style>
    <style:style style:name="P9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10b899" style:font-name-asian="Times New Roman" style:font-size-asian="9.60000038146973pt" style:font-weight-asian="normal" style:font-name-complex="Calibri2" style:font-size-complex="11pt" style:font-weight-complex="normal"/>
    </style:style>
    <style:style style:name="P9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de9e1" style:font-name-asian="Times New Roman" style:font-size-asian="9.60000038146973pt" style:font-weight-asian="normal" style:font-name-complex="Calibri2" style:font-size-complex="11pt" style:font-weight-complex="normal"/>
    </style:style>
    <style:style style:name="P9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0db1a0" style:font-name-asian="Times New Roman" style:font-size-asian="9.60000038146973pt" style:font-weight-asian="normal" style:font-name-complex="Calibri2" style:font-size-complex="11pt" style:font-weight-complex="normal"/>
    </style:style>
    <style:style style:name="P9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337aa32" style:font-name-asian="Times New Roman" style:font-size-asian="9.60000038146973pt" style:font-weight-asian="normal" style:font-name-complex="Calibri2" style:font-size-complex="11pt" style:font-weight-complex="normal"/>
    </style:style>
    <style:style style:name="P9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2042c96" style:font-name-asian="Times New Roman" style:font-size-asian="9.60000038146973pt" style:font-weight-asian="normal" style:font-name-complex="Calibri2" style:font-size-complex="11pt" style:font-weight-complex="normal"/>
    </style:style>
    <style:style style:name="P10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2bbbb8b" style:font-name-asian="Times New Roman" style:font-size-asian="9.60000038146973pt" style:font-weight-asian="normal" style:font-name-complex="Calibri2" style:font-size-complex="11pt" style:font-weight-complex="normal"/>
    </style:style>
    <style:style style:name="P10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2bdd739" style:font-name-asian="Times New Roman" style:font-size-asian="9.60000038146973pt" style:font-weight-asian="normal" style:font-name-complex="Calibri2" style:font-size-complex="11pt" style:font-weight-complex="normal"/>
    </style:style>
    <style:style style:name="P10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P103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52f134" officeooo:paragraph-rsid="02b4a1b9" style:font-name-asian="Times New Roman" style:font-size-asian="9.60000038146973pt" style:font-weight-asian="normal" style:font-name-complex="Calibri2" style:font-size-complex="11pt" style:font-weight-complex="normal"/>
    </style:style>
    <style:style style:name="P10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52f134" officeooo:paragraph-rsid="02bdd739" style:font-name-asian="Times New Roman" style:font-size-asian="9.60000038146973pt" style:font-weight-asian="normal" style:font-name-complex="Calibri2" style:font-size-complex="11pt" style:font-weight-complex="normal"/>
    </style:style>
    <style:style style:name="P105" style:family="paragraph" style:parent-style-name="List_20_Paragraph" style:list-style-name="L1">
      <style:paragraph-properties fo:text-align="justify" style:justify-single-word="false"/>
      <style:text-properties fo:color="#007826" officeooo:paragraph-rsid="023e3aa8"/>
    </style:style>
    <style:style style:name="P10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P10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P10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2fd3042" style:font-name-asian="Times New Roman" style:font-size-asian="9.60000038146973pt" style:font-weight-asian="normal" style:font-name-complex="Calibri2" style:font-size-complex="11pt" style:font-weight-complex="normal"/>
    </style:style>
    <style:style style:name="P10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006f0e" style:font-name-asian="Times New Roman" style:font-size-asian="9.60000038146973pt" style:font-weight-asian="normal" style:font-name-complex="Calibri2" style:font-size-complex="11pt" style:font-weight-complex="normal"/>
    </style:style>
    <style:style style:name="P11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08ed24" style:font-name-asian="Times New Roman" style:font-size-asian="9.60000038146973pt" style:font-weight-asian="normal" style:font-name-complex="Calibri2" style:font-size-complex="11pt" style:font-weight-complex="normal"/>
    </style:style>
    <style:style style:name="P11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2ca1e8" style:font-name-asian="Times New Roman" style:font-size-asian="9.60000038146973pt" style:font-weight-asian="normal" style:font-name-complex="Calibri2" style:font-size-complex="11pt" style:font-weight-complex="normal"/>
    </style:style>
    <style:style style:name="P11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2e1ada" style:font-name-asian="Times New Roman" style:font-size-asian="9.60000038146973pt" style:font-weight-asian="normal" style:font-name-complex="Calibri2" style:font-size-complex="11pt" style:font-weight-complex="normal"/>
    </style:style>
    <style:style style:name="P11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30f32f" style:font-name-asian="Times New Roman" style:font-size-asian="9.60000038146973pt" style:font-weight-asian="normal" style:font-name-complex="Calibri2" style:font-size-complex="11pt" style:font-weight-complex="normal"/>
    </style:style>
    <style:style style:name="P11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335982a" style:font-name-asian="Times New Roman" style:font-size-asian="9.60000038146973pt" style:font-weight-asian="normal" style:font-name-complex="Calibri2" style:font-size-complex="11pt" style:font-weight-complex="normal"/>
    </style:style>
    <style:style style:name="P11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3006f0e" style:font-name-asian="Times New Roman" style:font-size-asian="9.60000038146973pt" style:font-weight-asian="bold" style:font-name-complex="Calibri2" style:font-size-complex="11pt" style:font-weight-complex="bold"/>
    </style:style>
    <style:style style:name="P11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308ed24" style:font-name-asian="Times New Roman" style:font-size-asian="9.60000038146973pt" style:font-weight-asian="bold" style:font-name-complex="Calibri2" style:font-size-complex="11pt" style:font-weight-complex="bold"/>
    </style:style>
    <style:style style:name="P11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32e1ada" style:font-name-asian="Times New Roman" style:font-size-asian="9.60000038146973pt" style:font-weight-asian="bold" style:font-name-complex="Calibri2" style:font-size-complex="11pt" style:font-weight-complex="bold"/>
    </style:style>
    <style:style style:name="P11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3395491" style:font-name-asian="Times New Roman" style:font-size-asian="9.60000038146973pt" style:font-weight-asian="bold" style:font-name-complex="Calibri2" style:font-size-complex="11pt" style:font-weight-complex="bold"/>
    </style:style>
    <style:style style:name="P11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8ed24" officeooo:paragraph-rsid="0308ed24" style:font-name-asian="Times New Roman" style:font-size-asian="9.60000038146973pt" style:font-weight-asian="bold" style:font-name-complex="Calibri2" style:font-size-complex="11pt" style:font-weight-complex="bold"/>
    </style:style>
    <style:style style:name="P12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6e8b2" officeooo:paragraph-rsid="0336e8b2" style:font-name-asian="Times New Roman" style:font-size-asian="9.60000038146973pt" style:font-weight-asian="bold" style:font-name-complex="Calibri2" style:font-size-complex="11pt" style:font-weight-complex="bold"/>
    </style:style>
    <style:style style:name="P121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330f32f" style:font-weight-asian="bold" style:font-weight-complex="bold"/>
    </style:style>
    <style:style style:name="P122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2e6bbb5" style:font-weight-asian="bold" style:font-weight-complex="bold"/>
    </style:style>
    <style:style style:name="P123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eede42" officeooo:paragraph-rsid="02da8a02" style:font-weight-asian="bold" style:font-weight-complex="bold"/>
    </style:style>
    <style:style style:name="P124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3ff8125" officeooo:paragraph-rsid="026a8bf5" style:font-size-asian="9.60000038146973pt" style:font-weight-asian="normal" style:font-size-complex="11pt" style:font-weight-complex="normal"/>
    </style:style>
    <style:style style:name="P125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3fa395e" officeooo:paragraph-rsid="026a8bf5" style:font-size-asian="9.60000038146973pt" style:font-weight-asian="normal" style:font-size-complex="11pt" style:font-weight-complex="normal"/>
    </style:style>
    <style:style style:name="P126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3fbfdbd" officeooo:paragraph-rsid="026a8bf5" style:font-size-asian="9.60000038146973pt" style:font-weight-asian="normal" style:font-size-complex="11pt" style:font-weight-complex="normal"/>
    </style:style>
    <style:style style:name="P127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3fd8d45" officeooo:paragraph-rsid="026a8bf5" style:font-size-asian="9.60000038146973pt" style:font-weight-asian="normal" style:font-size-complex="11pt" style:font-weight-complex="normal"/>
    </style:style>
    <style:style style:name="P128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normal" officeooo:rsid="03fa53d0" officeooo:paragraph-rsid="026a8bf5" style:font-size-asian="9.60000038146973pt" style:font-weight-asian="normal" style:font-size-complex="11pt" style:font-weight-complex="normal"/>
    </style:style>
    <style:style style:name="P129" style:family="paragraph" style:parent-style-name="List_20_Paragraph" style:list-style-name="L1">
      <style:paragraph-properties fo:text-align="justify" style:justify-single-word="false"/>
      <style:text-properties officeooo:rsid="0261121e" officeooo:paragraph-rsid="0262e00e"/>
    </style:style>
    <style:style style:name="P130" style:family="paragraph" style:parent-style-name="List_20_Paragraph" style:list-style-name="L1">
      <style:paragraph-properties fo:text-align="justify" style:justify-single-word="false"/>
      <style:text-properties officeooo:paragraph-rsid="023e3aa8"/>
    </style:style>
    <style:style style:name="P131" style:family="paragraph" style:parent-style-name="List_20_Paragraph" style:list-style-name="L1">
      <style:paragraph-properties fo:text-align="justify" style:justify-single-word="false"/>
      <style:text-properties officeooo:paragraph-rsid="03172cc7"/>
    </style:style>
    <style:style style:name="P132" style:family="paragraph" style:parent-style-name="List_20_Paragraph" style:list-style-name="L1">
      <style:paragraph-properties fo:text-align="justify" style:justify-single-word="false"/>
      <style:text-properties officeooo:rsid="0409e99c" officeooo:paragraph-rsid="023eb2ac"/>
    </style:style>
    <style:style style:name="P133" style:family="paragraph" style:parent-style-name="List_20_Paragraph" style:list-style-name="L1">
      <style:paragraph-properties fo:text-align="justify" style:justify-single-word="false"/>
      <style:text-properties officeooo:rsid="0027eccc" officeooo:paragraph-rsid="02b4a1b9"/>
    </style:style>
    <style:style style:name="P134" style:family="paragraph" style:parent-style-name="List_20_Paragraph" style:list-style-name="L1">
      <style:paragraph-properties fo:text-align="justify" style:justify-single-word="false"/>
      <style:text-properties officeooo:rsid="0027eccc" officeooo:paragraph-rsid="02bdd739"/>
    </style:style>
    <style:style style:name="P13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25297d8" style:font-name-asian="Times New Roman" style:font-size-asian="9.60000038146973pt" style:font-weight-asian="normal" style:font-name-complex="Calibri2" style:font-size-complex="11pt" style:font-weight-complex="normal"/>
    </style:style>
    <style:style style:name="P13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2301878" style:font-name-asian="Times New Roman" style:font-size-asian="9.60000038146973pt" style:font-weight-asian="normal" style:font-name-complex="Calibri2" style:font-size-complex="11pt" style:font-weight-complex="normal"/>
    </style:style>
    <style:style style:name="P13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22a5ab9" officeooo:paragraph-rsid="022a5ab9" style:font-name-asian="Times New Roman" style:font-size-asian="9.60000038146973pt" style:font-weight-asian="normal" style:font-name-complex="Calibri2" style:font-size-complex="11pt" style:font-weight-complex="normal"/>
    </style:style>
    <style:style style:name="P13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228833a" style:font-name-asian="Times New Roman" style:font-size-asian="9.60000038146973pt" style:font-weight-asian="normal" style:font-name-complex="Calibri2" style:font-size-complex="11pt" style:font-weight-complex="normal"/>
    </style:style>
    <style:style style:name="P13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22eab29" style:font-name-asian="Times New Roman" style:font-size-asian="9.60000038146973pt" style:font-weight-asian="normal" style:font-name-complex="Calibri2" style:font-size-complex="11pt" style:font-weight-complex="normal"/>
    </style:style>
    <style:style style:name="P14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e7337f" officeooo:paragraph-rsid="024210a7" style:font-name-asian="Times New Roman" style:font-size-asian="9.60000038146973pt" style:font-weight-asian="normal" style:font-name-complex="Calibri2" style:font-size-complex="11pt" style:font-weight-complex="normal"/>
    </style:style>
    <style:style style:name="P14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1ec8ba7" officeooo:paragraph-rsid="02cbeb45" style:font-name-asian="Times New Roman" style:font-size-asian="9.60000038146973pt" style:font-weight-asian="bold" style:font-name-complex="Calibri2" style:font-size-complex="11pt" style:font-weight-complex="bold"/>
    </style:style>
    <style:style style:name="P14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2891937" officeooo:paragraph-rsid="02891937" style:font-name-asian="Times New Roman" style:font-size-asian="9.60000038146973pt" style:font-weight-asian="bold" style:font-name-complex="Calibri2" style:font-size-complex="11pt" style:font-weight-complex="bold"/>
    </style:style>
    <style:style style:name="P14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3ffa6b3" officeooo:paragraph-rsid="026a8bf5" style:font-size-asian="9.60000038146973pt" style:font-weight-asian="bold" style:font-size-complex="11pt" style:font-weight-complex="bold"/>
    </style:style>
    <style:style style:name="P14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542fb9" style:font-name-asian="Times New Roman" style:font-weight-asian="normal" style:font-name-complex="Calibri2" style:font-weight-complex="normal"/>
    </style:style>
    <style:style style:name="P14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4ccab1" style:font-name-asian="Times New Roman" style:font-weight-asian="normal" style:font-name-complex="Calibri2" style:font-weight-complex="normal"/>
    </style:style>
    <style:style style:name="P14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566a1c" style:font-name-asian="Times New Roman" style:font-weight-asian="normal" style:font-name-complex="Calibri2" style:font-weight-complex="normal"/>
    </style:style>
    <style:style style:name="P14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4e356b" style:font-name-asian="Times New Roman" style:font-weight-asian="normal" style:font-name-complex="Calibri2" style:font-weight-complex="normal"/>
    </style:style>
    <style:style style:name="P14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da8a02" style:font-name-asian="Times New Roman" style:font-weight-asian="normal" style:font-name-complex="Calibri2" style:font-weight-complex="normal"/>
    </style:style>
    <style:style style:name="P14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23343cb" style:font-name-asian="Times New Roman" style:font-weight-asian="normal" style:font-name-complex="Calibri2" style:font-weight-complex="normal"/>
    </style:style>
    <style:style style:name="P15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24e356b" style:font-name-asian="Times New Roman" style:font-weight-asian="normal" style:font-name-complex="Calibri2" style:font-weight-complex="normal"/>
    </style:style>
    <style:style style:name="P15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2cbeb45" style:font-name-asian="Times New Roman" style:font-weight-asian="normal" style:font-name-complex="Calibri2" style:font-weight-complex="normal"/>
    </style:style>
    <style:style style:name="P15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38cf49" style:font-name-asian="Times New Roman" style:font-weight-asian="normal" style:font-name-complex="Calibri2" style:font-weight-complex="normal"/>
    </style:style>
    <style:style style:name="P15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3d4e32" style:font-name-asian="Times New Roman" style:font-weight-asian="normal" style:font-name-complex="Calibri2" style:font-weight-complex="normal"/>
    </style:style>
    <style:style style:name="P15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426047" style:font-name-asian="Times New Roman" style:font-weight-asian="normal" style:font-name-complex="Calibri2" style:font-weight-complex="normal"/>
    </style:style>
    <style:style style:name="P15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4b5c22" officeooo:paragraph-rsid="0268824d" style:font-name-asian="Times New Roman" style:font-weight-asian="normal" style:font-name-complex="Calibri2" style:font-weight-complex="normal"/>
    </style:style>
    <style:style style:name="P15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503614" officeooo:paragraph-rsid="0268824d" style:font-name-asian="Times New Roman" style:font-weight-asian="normal" style:font-name-complex="Calibri2" style:font-weight-complex="normal"/>
    </style:style>
    <style:style style:name="P15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53b568" officeooo:paragraph-rsid="0268824d" style:font-name-asian="Times New Roman" style:font-weight-asian="normal" style:font-name-complex="Calibri2" style:font-weight-complex="normal"/>
    </style:style>
    <style:style style:name="P15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584ab4" officeooo:paragraph-rsid="026a8bf5" style:font-name-asian="Times New Roman" style:font-weight-asian="normal" style:font-name-complex="Calibri2" style:font-weight-complex="normal"/>
    </style:style>
    <style:style style:name="P15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2a3c27d" officeooo:paragraph-rsid="02a3c27d" style:font-name-asian="Times New Roman" style:font-weight-asian="normal" style:font-name-complex="Calibri2" style:font-weight-complex="normal"/>
    </style:style>
    <style:style style:name="P16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26a359a" officeooo:paragraph-rsid="03195ca3" style:font-weight-asian="normal" style:font-weight-complex="normal"/>
    </style:style>
    <style:style style:name="P16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21e8d1" officeooo:paragraph-rsid="0321e8d1" style:font-weight-asian="normal" style:font-weight-complex="normal"/>
    </style:style>
    <style:style style:name="P16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2436a1" officeooo:paragraph-rsid="032436a1" style:font-weight-asian="normal" style:font-weight-complex="normal"/>
    </style:style>
    <style:style style:name="P16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246d11" officeooo:paragraph-rsid="03246d11" style:font-weight-asian="normal" style:font-weight-complex="normal"/>
    </style:style>
    <style:style style:name="P16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bold" officeooo:rsid="02a3c27d" officeooo:paragraph-rsid="02a3c27d" style:font-name-asian="Times New Roman" style:font-weight-asian="bold" style:font-name-complex="Calibri2" style:font-weight-complex="bold"/>
    </style:style>
    <style:style style:name="P16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bold" officeooo:rsid="026a359a" officeooo:paragraph-rsid="0272751c" style:font-weight-asian="bold" style:font-weight-complex="bold"/>
    </style:style>
    <style:style style:name="P16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paragraph-rsid="0268824d"/>
    </style:style>
    <style:style style:name="P16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rsid="0275e8dd" officeooo:paragraph-rsid="0275e8dd"/>
    </style:style>
    <style:style style:name="P16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Courier 10 Pitch" officeooo:rsid="02765e49" officeooo:paragraph-rsid="02765e49"/>
    </style:style>
    <style:style style:name="P16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Courier 10 Pitch" fo:font-size="11pt" fo:font-weight="bold" officeooo:rsid="027d30cc" officeooo:paragraph-rsid="027d30cc" style:font-name-asian="Times New Roman" style:font-size-asian="9.60000038146973pt" style:font-weight-asian="bold" style:font-name-complex="Calibri2" style:font-size-complex="11pt" style:font-weight-complex="bold"/>
    </style:style>
    <style:style style:name="P17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Courier 10 Pitch" fo:font-size="11pt" fo:font-weight="bold" officeooo:rsid="0281fedc" officeooo:paragraph-rsid="0281fedc" style:font-name-asian="Times New Roman" style:font-size-asian="9.60000038146973pt" style:font-weight-asian="bold" style:font-name-complex="Calibri2" style:font-size-complex="11pt" style:font-weight-complex="bold"/>
    </style:style>
    <style:style style:name="P17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Courier 10 Pitch" fo:font-size="11pt" fo:font-weight="normal" officeooo:rsid="02e99368" officeooo:paragraph-rsid="02e99368" style:font-name-asian="Times New Roman" style:font-size-asian="9.60000038146973pt" style:font-weight-asian="normal" style:font-name-complex="Calibri2" style:font-size-complex="11pt" style:font-weight-complex="normal"/>
    </style:style>
    <style:style style:name="P17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rsid="028b01b8" officeooo:paragraph-rsid="028b01b8"/>
    </style:style>
    <style:style style:name="P17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weight="normal" officeooo:paragraph-rsid="02a626ae" fo:background-color="#ffffff" style:font-weight-asian="normal" style:font-weight-complex="normal"/>
    </style:style>
    <style:style style:name="P17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weight="normal" officeooo:paragraph-rsid="02a755fd" fo:background-color="#ffffff" style:font-weight-asian="normal" style:font-weight-complex="normal"/>
    </style:style>
    <style:style style:name="P17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weight="normal" officeooo:paragraph-rsid="02a872ba" fo:background-color="#ffffff" style:font-weight-asian="normal" style:font-weight-complex="normal"/>
    </style:style>
    <style:style style:name="P17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weight="normal" officeooo:rsid="02a45bb4" officeooo:paragraph-rsid="02a45bb4" fo:background-color="#ffffff" style:font-name-asian="Times New Roman" style:font-weight-asian="normal" style:font-name-complex="Calibri2" style:font-weight-complex="normal"/>
    </style:style>
    <style:style style:name="P17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size="10pt" fo:font-weight="normal" officeooo:paragraph-rsid="02a755fd" fo:background-color="#ffffff" style:font-size-asian="10pt" style:font-weight-asian="normal" style:font-weight-complex="normal"/>
    </style:style>
    <style:style style:name="P17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style:font-name="DejaVu Sans" fo:font-size="10pt" fo:font-weight="normal" officeooo:rsid="02a45bb4" officeooo:paragraph-rsid="02a872ba" fo:background-color="#ffffff" style:font-name-asian="Times New Roman" style:font-size-asian="10pt" style:font-weight-asian="normal" style:font-name-complex="Calibri2" style:font-weight-complex="normal"/>
    </style:style>
    <style:style style:name="P17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rsid="026a359a" officeooo:paragraph-rsid="02cf6c32"/>
    </style:style>
    <style:style style:name="P18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rsid="026a359a" officeooo:paragraph-rsid="03195ca3"/>
    </style:style>
    <style:style style:name="P18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officeooo:rsid="026a359a" officeooo:paragraph-rsid="0321e8d1"/>
    </style:style>
    <style:style style:name="P18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26a359a" officeooo:paragraph-rsid="02d2df54" style:font-weight-asian="normal" style:font-weight-complex="normal"/>
    </style:style>
    <style:style style:name="P18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26a359a" officeooo:paragraph-rsid="02d4924e" style:font-weight-asian="normal" style:font-weight-complex="normal"/>
    </style:style>
    <style:style style:name="P18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26a359a" officeooo:paragraph-rsid="02d6482b" style:font-weight-asian="normal" style:font-weight-complex="normal"/>
    </style:style>
    <style:style style:name="P18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26a359a" officeooo:paragraph-rsid="02d82ee9" style:font-weight-asian="normal" style:font-weight-complex="normal"/>
    </style:style>
    <style:style style:name="P18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1e92c94" officeooo:paragraph-rsid="01ec8ba7" style:font-name-asian="Times New Roman" style:font-weight-asian="bold" style:font-name-complex="Calibri2" style:font-weight-complex="bold"/>
    </style:style>
    <style:style style:name="P18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22992d6" style:font-name-asian="Times New Roman" style:font-size-asian="9.60000038146973pt" style:font-weight-asian="bold" style:font-name-complex="Calibri2" style:font-size-complex="11pt" style:font-weight-complex="bold"/>
    </style:style>
    <style:style style:name="P18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1ed2618" style:font-name-asian="Times New Roman" style:font-size-asian="9.60000038146973pt" style:font-weight-asian="bold" style:font-name-complex="Calibri2" style:font-size-complex="11pt" style:font-weight-complex="bold"/>
    </style:style>
    <style:style style:name="P18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22992d6" officeooo:paragraph-rsid="022992d6" style:font-name-asian="Times New Roman" style:font-size-asian="9.60000038146973pt" style:font-weight-asian="bold" style:font-name-complex="Calibri2" style:font-size-complex="11pt" style:font-weight-complex="bold"/>
    </style:style>
    <style:style style:name="P19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47389a" officeooo:paragraph-rsid="01ed2618" style:font-name-asian="Times New Roman" style:font-size-asian="9.60000038146973pt" style:font-weight-asian="bold" style:font-name-complex="Calibri2" style:font-size-complex="11pt" style:font-weight-complex="bold"/>
    </style:style>
    <style:style style:name="P19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268824d"/>
    </style:style>
    <style:style style:name="P19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23c77b9"/>
    </style:style>
    <style:style style:name="P19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5e8dd"/>
    </style:style>
    <style:style style:name="P19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92bf1"/>
    </style:style>
    <style:style style:name="P19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96a8b"/>
    </style:style>
    <style:style style:name="P19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7d30cc"/>
    </style:style>
    <style:style style:name="P19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81fedc"/>
    </style:style>
    <style:style style:name="P19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e99368"/>
    </style:style>
    <style:style style:name="P19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eb222b"/>
    </style:style>
    <style:style style:name="P20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8b01b8" officeooo:paragraph-rsid="028b01b8"/>
    </style:style>
    <style:style style:name="P20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12d00" style:font-name-asian="Times New Roman" style:font-weight-asian="normal" style:font-name-complex="Calibri2" style:font-weight-complex="normal"/>
    </style:style>
    <style:style style:name="P20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6715e" style:font-name-asian="Times New Roman" style:font-weight-asian="normal" style:font-name-complex="Calibri2" style:font-weight-complex="normal"/>
    </style:style>
    <style:style style:name="P20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d6464" style:font-name-asian="Times New Roman" style:font-weight-asian="normal" style:font-name-complex="Calibri2" style:font-weight-complex="normal"/>
    </style:style>
    <style:style style:name="P20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3987bd7" officeooo:paragraph-rsid="021e320c" style:font-name-asian="Times New Roman" style:font-weight-asian="normal" style:font-name-complex="Calibri2" style:font-weight-complex="normal"/>
    </style:style>
    <style:style style:name="P20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e4373" officeooo:paragraph-rsid="0222afc6" style:font-name-asian="Times New Roman" style:font-weight-asian="normal" style:font-name-complex="Calibri2" style:font-weight-complex="normal"/>
    </style:style>
    <style:style style:name="P20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711c7f" officeooo:paragraph-rsid="022579ae" style:font-name-asian="Times New Roman" style:font-weight-asian="normal" style:font-name-complex="Calibri2" style:font-weight-complex="normal"/>
    </style:style>
    <style:style style:name="P20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size="11pt" fo:font-weight="normal" officeooo:rsid="011311bd" officeooo:paragraph-rsid="0225e325" style:font-name-asian="Times New Roman" style:font-size-asian="9.60000038146973pt" style:font-weight-asian="normal" style:font-name-complex="Calibri2" style:font-size-complex="11pt" style:font-weight-complex="normal"/>
    </style:style>
    <style:style style:name="P208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color="#ff0000" fo:font-size="11pt" fo:font-weight="bold" officeooo:rsid="02012fb4" officeooo:paragraph-rsid="03395491" style:font-name-asian="Times New Roman" style:font-size-asian="9.60000038146973pt" style:font-weight-asian="bold" style:font-name-complex="Calibri2" style:font-size-complex="11pt" style:font-weight-complex="bold"/>
    </style:style>
    <style:style style:name="T1" style:family="text">
      <style:text-properties fo:color="#000000" fo:font-size="11pt" fo:font-weight="bold" officeooo:rsid="031ef27e" style:font-name-asian="Times New Roman" style:font-size-asian="9.60000038146973pt" style:font-weight-asian="bold" style:font-name-complex="Calibri2" style:font-size-complex="11pt" style:font-weight-complex="bold"/>
    </style:style>
    <style:style style:name="T2" style:family="text">
      <style:text-properties fo:color="#000000" fo:font-size="11pt" fo:font-weight="bold" officeooo:rsid="03141248" style:font-name-asian="Times New Roman" style:font-size-asian="9.60000038146973pt" style:font-weight-asian="bold" style:font-name-complex="Calibri2" style:font-size-complex="11pt" style:font-weight-complex="bold"/>
    </style:style>
    <style:style style:name="T3" style:family="text">
      <style:text-properties fo:color="#000000" fo:font-size="11pt" style:font-name-asian="Times New Roman" style:font-size-asian="9.60000038146973pt" style:font-name-complex="Calibri2" style:font-size-complex="11pt"/>
    </style:style>
    <style:style style:name="T4" style:family="text">
      <style:text-properties fo:color="#000000" fo:font-size="11pt" officeooo:rsid="03141248" style:font-name-asian="Times New Roman" style:font-size-asian="9.60000038146973pt" style:font-name-complex="Calibri2" style:font-size-complex="11pt"/>
    </style:style>
    <style:style style:name="T5" style:family="text">
      <style:text-properties fo:color="#000000" officeooo:rsid="00349fbf"/>
    </style:style>
    <style:style style:name="T6" style:family="text">
      <style:text-properties fo:color="#000000" fo:font-weight="bold" officeooo:rsid="01e8672d" style:font-weight-asian="bold" style:font-weight-complex="bold"/>
    </style:style>
    <style:style style:name="T7" style:family="text">
      <style:text-properties fo:color="#000000" fo:font-weight="bold" officeooo:rsid="03141248" style:font-weight-asian="bold" style:font-weight-complex="bold"/>
    </style:style>
    <style:style style:name="T8" style:family="text">
      <style:text-properties fo:color="#000000" fo:font-weight="bold" officeooo:rsid="031ef27e" style:font-weight-asian="bold" style:font-weight-complex="bold"/>
    </style:style>
    <style:style style:name="T9" style:family="text">
      <style:text-properties fo:color="#000000" officeooo:rsid="030db1a0"/>
    </style:style>
    <style:style style:name="T10" style:family="text">
      <style:text-properties fo:color="#000000" officeooo:rsid="01e8672d"/>
    </style:style>
    <style:style style:name="T11" style:family="text">
      <style:text-properties fo:color="#ff0000"/>
    </style:style>
    <style:style style:name="T12" style:family="text">
      <style:text-properties fo:color="#ff0000" fo:font-weight="normal" officeooo:rsid="04bf31bb" style:font-name-asian="Times New Roman" style:font-weight-asian="normal" style:font-name-complex="Calibri2" style:font-weight-complex="normal"/>
    </style:style>
    <style:style style:name="T13" style:family="text">
      <style:text-properties fo:color="#ff0000" fo:font-weight="normal" officeooo:rsid="03584ab4" style:font-name-asian="Times New Roman" style:font-weight-asian="normal" style:font-name-complex="Calibri2" style:font-weight-complex="normal"/>
    </style:style>
    <style:style style:name="T14" style:family="text">
      <style:text-properties fo:color="#ff0000" fo:font-size="11pt" fo:font-weight="normal" officeooo: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T15" style:family="text">
      <style:text-properties fo:color="#ff0000"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color="#ff0000" fo:font-size="11pt" fo:font-weight="normal" officeooo:rsid="028baac5" style:font-size-asian="9.60000038146973pt" style:font-weight-asian="normal" style:font-size-complex="11pt" style:font-weight-complex="normal"/>
    </style:style>
    <style:style style:name="T17" style:family="text">
      <style:text-properties fo:color="#ff0000" fo:font-size="11pt" fo:font-weight="bold" officeooo:rsid="02012fb4" style:font-name-asian="Times New Roman" style:font-size-asian="9.60000038146973pt" style:font-weight-asian="bold" style:font-name-complex="Calibri2" style:font-size-complex="11pt" style:font-weight-complex="bold"/>
    </style:style>
    <style:style style:name="T18" style:family="text">
      <style:text-properties fo:color="#ff0000" fo:font-size="11pt" fo:font-weight="bold" style:font-size-asian="9.60000038146973pt" style:font-weight-asian="bold" style:font-size-complex="11pt" style:font-weight-complex="bold"/>
    </style:style>
    <style:style style:name="T19" style:family="text">
      <style:text-properties fo:color="#ff0000" fo:font-weight="bold" officeooo:rsid="02542fb9" style:font-weight-asian="bold" style:font-weight-complex="bold"/>
    </style:style>
    <style:style style:name="T20" style:family="text">
      <style:text-properties fo:color="#ff0000" officeooo:rsid="0161250e"/>
    </style:style>
    <style:style style:name="T21" style:family="text">
      <style:text-properties fo:color="#ff0000" style:font-name="Courier 10 Pitch" fo:font-size="11pt" fo:font-weight="normal" style:font-size-asian="9.60000038146973pt" style:font-weight-asian="normal" style:font-size-complex="11pt" style:font-weight-complex="normal"/>
    </style:style>
    <style:style style:name="T22" style:family="text">
      <style:text-properties fo:color="#ff0000" style:font-name="Courier 10 Pitch" fo:font-size="11pt" fo:font-weight="normal" officeooo:rsid="0287e518" style:font-size-asian="9.60000038146973pt" style:font-weight-asian="normal" style:font-size-complex="11pt" style:font-weight-complex="normal"/>
    </style:style>
    <style:style style:name="T23" style:family="text">
      <style:text-properties fo:color="#ff0000" style:font-name="Courier 10 Pitch" fo:font-size="11pt" fo:font-weight="normal" officeooo:rsid="02792bf1" style:font-size-asian="9.60000038146973pt" style:font-weight-asian="normal" style:font-size-complex="11pt" style:font-weight-complex="normal"/>
    </style:style>
    <style:style style:name="T24" style:family="text">
      <style:text-properties fo:color="#ff0000" style:font-name="Courier 10 Pitch" fo:font-size="11pt" fo:font-weight="normal" officeooo:rsid="02796a8b" style:font-size-asian="9.60000038146973pt" style:font-weight-asian="normal" style:font-size-complex="11pt" style:font-weight-complex="normal"/>
    </style:style>
    <style:style style:name="T25" style:family="text">
      <style:text-properties fo:color="#ff0000" style:font-name="Courier 10 Pitch" fo:font-size="11pt" fo:font-weight="normal" officeooo:rsid="02e99368" style:font-size-asian="9.60000038146973pt" style:font-weight-asian="normal" style:font-size-complex="11pt" style:font-weight-complex="normal"/>
    </style:style>
    <style:style style:name="T26" style:family="text">
      <style:text-properties fo:color="#ff0000" style:font-name="Courier 10 Pitch" fo:font-size="11pt" fo:font-weight="normal" officeooo:rsid="027d30cc" style:font-size-asian="9.60000038146973pt" style:font-weight-asian="normal" style:font-size-complex="11pt" style:font-weight-complex="normal"/>
    </style:style>
    <style:style style:name="T27" style:family="text">
      <style:text-properties fo:color="#ff0000" style:font-name="Courier 10 Pitch" fo:font-size="11pt" fo:font-weight="normal" officeooo:rsid="02eb222b" style:font-size-asian="9.60000038146973pt" style:font-weight-asian="normal" style:font-size-complex="11pt" style:font-weight-complex="normal"/>
    </style:style>
    <style:style style:name="T28" style:family="text">
      <style:text-properties fo:color="#ff0000" style:font-name="Courier 10 Pitch" fo:font-size="11pt" fo:font-weight="normal" officeooo:rsid="0281fedc" style:font-size-asian="9.60000038146973pt" style:font-weight-asian="normal" style:font-size-complex="11pt" style:font-weight-complex="normal"/>
    </style:style>
    <style:style style:name="T29" style:family="text">
      <style:text-properties fo:color="#ff0000" style:font-name="Courier 10 Pitch"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30" style:family="text">
      <style:text-properties fo:color="#ff0000" style:font-name="Courier 10 Pitch"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31" style:family="text">
      <style:text-properties fo:color="#ff0000" style:font-name="Courier 10 Pitch"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32" style:family="text">
      <style:text-properties fo:color="#ff0000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33" style:family="text">
      <style:text-properties fo:color="#ff0000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34" style:family="text">
      <style:text-properties fo:color="#ff0000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35" style:family="text">
      <style:text-properties fo:color="#ff0000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36" style:family="text">
      <style:text-properties fo:color="#ff0000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ff0000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ff0000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39" style:family="text">
      <style:text-properties fo:color="#ff0000" officeooo:rsid="03584ab4" style:font-name-asian="Times New Roman" style:font-name-complex="Calibri2"/>
    </style:style>
    <style:style style:name="T40" style:family="text">
      <style:text-properties fo:color="#ff0000" officeooo:rsid="02542fb9" style:font-name-asian="Times New Roman" style:font-name-complex="Calibri2"/>
    </style:style>
    <style:style style:name="T41" style:family="text">
      <style:text-properties fo:color="#ff0000" officeooo:rsid="02542fb9"/>
    </style:style>
    <style:style style:name="T42" style:family="text">
      <style:text-properties fo:color="#ff0000" officeooo:rsid="02d4924e"/>
    </style:style>
    <style:style style:name="T43" style:family="text">
      <style:text-properties fo:color="#ff0000" officeooo:rsid="02d6482b"/>
    </style:style>
    <style:style style:name="T44" style:family="text">
      <style:text-properties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45" style:family="text">
      <style:text-properties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46" style:family="text">
      <style:text-properties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47" style:family="text">
      <style:text-properties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48" style:family="text">
      <style:text-properties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49" style:family="text">
      <style:text-properties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50" style:family="text">
      <style:text-properties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51" style:family="text">
      <style:text-properties fo:font-weight="normal" style:font-name-asian="Times New Roman" style:font-weight-asian="normal" style:font-name-complex="Calibri2" style:font-weight-complex="normal"/>
    </style:style>
    <style:style style:name="T52" style:family="text">
      <style:text-properties fo:font-weight="normal" officeooo:rsid="04912325" style:font-name-asian="Times New Roman" style:font-weight-asian="normal" style:font-name-complex="Calibri2" style:font-weight-complex="normal"/>
    </style:style>
    <style:style style:name="T53" style:family="text">
      <style:text-properties fo:font-weight="normal" officeooo:rsid="034e7a25" style:font-name-asian="Times New Roman" style:font-weight-asian="normal" style:font-name-complex="Calibri2" style:font-weight-complex="normal"/>
    </style:style>
    <style:style style:name="T54" style:family="text">
      <style:text-properties fo:font-weight="normal" officeooo:rsid="03503614" style:font-name-asian="Times New Roman" style:font-weight-asian="normal" style:font-name-complex="Calibri2" style:font-weight-complex="normal"/>
    </style:style>
    <style:style style:name="T55" style:family="text">
      <style:text-properties fo:font-weight="normal" officeooo:rsid="0353b568" style:font-name-asian="Times New Roman" style:font-weight-asian="normal" style:font-name-complex="Calibri2" style:font-weight-complex="normal"/>
    </style:style>
    <style:style style:name="T56" style:family="text">
      <style:text-properties fo:font-weight="normal" officeooo:rsid="0464ce96" style:font-name-asian="Times New Roman" style:font-weight-asian="normal" style:font-name-complex="Calibri2" style:font-weight-complex="normal"/>
    </style:style>
    <style:style style:name="T57" style:family="text">
      <style:text-properties fo:font-weight="normal" officeooo:rsid="03584ab4" style:font-name-asian="Times New Roman" style:font-weight-asian="normal" style:font-name-complex="Calibri2" style:font-weight-complex="normal"/>
    </style:style>
    <style:style style:name="T58" style:family="text">
      <style:text-properties fo:font-weight="normal" officeooo:rsid="026b9888" style:font-name-asian="Times New Roman" style:font-weight-asian="normal" style:font-name-complex="Calibri2" style:font-weight-complex="normal"/>
    </style:style>
    <style:style style:name="T59" style:family="text">
      <style:text-properties fo:font-weight="normal" officeooo:rsid="04bf31bb" style:font-name-asian="Times New Roman" style:font-weight-asian="normal" style:font-name-complex="Calibri2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49fbf" style:font-weight-asian="normal" style:font-weight-complex="normal"/>
    </style:style>
    <style:style style:name="T62" style:family="text">
      <style:text-properties fo:font-size="11pt" style:font-size-asian="9.60000038146973pt" style:font-size-complex="11pt"/>
    </style:style>
    <style:style style:name="T63" style:family="text">
      <style:text-properties fo:font-size="11pt" officeooo:rsid="018992b2" style:font-size-asian="9.60000038146973pt" style:font-size-complex="11pt"/>
    </style:style>
    <style:style style:name="T64" style:family="text">
      <style:text-properties fo:font-size="11pt" officeooo:rsid="0187d593" style:font-size-asian="9.60000038146973pt" style:font-size-complex="11pt"/>
    </style:style>
    <style:style style:name="T65" style:family="text">
      <style:text-properties fo:font-size="11pt" officeooo:rsid="044ce6bb" style:font-size-asian="9.60000038146973pt" style:font-size-complex="11pt"/>
    </style:style>
    <style:style style:name="T66" style:family="text">
      <style:text-properties fo:font-size="11pt" officeooo:rsid="01b6f5d6" style:font-size-asian="9.60000038146973pt" style:font-size-complex="11pt"/>
    </style:style>
    <style:style style:name="T67" style:family="text">
      <style:text-properties fo:font-size="11pt" officeooo:rsid="043e195c" style:font-size-asian="9.60000038146973pt" style:font-size-complex="11pt"/>
    </style:style>
    <style:style style:name="T68" style:family="text">
      <style:text-properties fo:font-size="11pt" officeooo:rsid="04587851" style:font-size-asian="9.60000038146973pt" style:font-size-complex="11pt"/>
    </style:style>
    <style:style style:name="T69" style:family="text">
      <style:text-properties fo:font-size="11pt" officeooo:rsid="0345fd51" style:font-size-asian="9.60000038146973pt" style:font-size-complex="11pt"/>
    </style:style>
    <style:style style:name="T70" style:family="text">
      <style:text-properties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71" style:family="text">
      <style:text-properties fo:font-size="11pt" fo:font-weight="normal" officeooo:rsid="02761f88" style:font-name-asian="Times New Roman" style:font-size-asian="9.60000038146973pt" style:font-weight-asian="normal" style:font-name-complex="Calibri2" style:font-size-complex="11pt" style:font-weight-complex="normal"/>
    </style:style>
    <style:style style:name="T72" style:family="text">
      <style:text-properties fo:font-size="11pt" fo:font-weight="normal" officeooo:rsid="0276bf5a" style:font-name-asian="Times New Roman" style:font-size-asian="9.60000038146973pt" style:font-weight-asian="normal" style:font-name-complex="Calibri2" style:font-size-complex="11pt" style:font-weight-complex="normal"/>
    </style:style>
    <style:style style:name="T73" style:family="text">
      <style:text-properties fo:font-size="11pt" fo:font-weight="normal" officeooo:rsid="027fa7c5" style:font-name-asian="Times New Roman" style:font-size-asian="9.60000038146973pt" style:font-weight-asian="normal" style:font-name-complex="Calibri2" style:font-size-complex="11pt" style:font-weight-complex="normal"/>
    </style:style>
    <style:style style:name="T74" style:family="text">
      <style:text-properties fo:font-size="11pt" fo:font-weight="normal" officeooo:rsid="02765e49" style:font-name-asian="Times New Roman" style:font-size-asian="9.60000038146973pt" style:font-weight-asian="normal" style:font-name-complex="Calibri2" style:font-size-complex="11pt" style:font-weight-complex="normal"/>
    </style:style>
    <style:style style:name="T75" style:family="text">
      <style:text-properties fo:font-size="11pt" fo:font-weight="normal" officeooo:rsid="0287e518" style:font-name-asian="Times New Roman" style:font-size-asian="9.60000038146973pt" style:font-weight-asian="normal" style:font-name-complex="Calibri2" style:font-size-complex="11pt" style:font-weight-complex="normal"/>
    </style:style>
    <style:style style:name="T76" style:family="text">
      <style:text-properties fo:font-size="11pt" fo:font-weight="normal" officeooo:rsid="02891937" style:font-name-asian="Times New Roman" style:font-size-asian="9.60000038146973pt" style:font-weight-asian="normal" style:font-name-complex="Calibri2" style:font-size-complex="11pt" style:font-weight-complex="normal"/>
    </style:style>
    <style:style style:name="T77" style:family="text">
      <style:text-properties fo:font-size="11pt" fo:font-weight="normal" officeooo: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T78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9" style:family="text">
      <style:text-properties fo:font-size="11pt" fo:font-weight="normal" officeooo:rsid="02e99368" style:font-size-asian="9.60000038146973pt" style:font-weight-asian="normal" style:font-size-complex="11pt" style:font-weight-complex="normal"/>
    </style:style>
    <style:style style:name="T80" style:family="text">
      <style:text-properties fo:font-size="11pt" fo:font-weight="normal" officeooo:rsid="02eb222b" style:font-size-asian="9.60000038146973pt" style:font-weight-asian="normal" style:font-size-complex="11pt" style:font-weight-complex="normal"/>
    </style:style>
    <style:style style:name="T81" style:family="text">
      <style:text-properties fo:font-size="11pt" fo:font-weight="normal" officeooo:rsid="028baac5" style:font-size-asian="9.60000038146973pt" style:font-weight-asian="normal" style:font-size-complex="11pt" style:font-weight-complex="normal"/>
    </style:style>
    <style:style style:name="T82" style:family="text">
      <style:text-properties fo:font-size="11pt" style:font-name-asian="Times New Roman" style:font-size-asian="9.60000038146973pt" style:font-name-complex="Calibri2" style:font-size-complex="11pt"/>
    </style:style>
    <style:style style:name="T83" style:family="text">
      <style:text-properties fo:font-size="11pt" officeooo:rsid="03e83fbb" style:font-name-asian="Times New Roman" style:font-size-asian="9.60000038146973pt" style:font-name-complex="Calibri2" style:font-size-complex="11pt"/>
    </style:style>
    <style:style style:name="T84" style:family="text">
      <style:text-properties fo:font-size="11pt" officeooo:rsid="02743a99" style:font-name-asian="Times New Roman" style:font-size-asian="9.60000038146973pt" style:font-name-complex="Calibri2" style:font-size-complex="11pt"/>
    </style:style>
    <style:style style:name="T85" style:family="text">
      <style:text-properties fo:font-size="11pt" officeooo:rsid="0272751c" style:font-name-asian="Times New Roman" style:font-size-asian="9.60000038146973pt" style:font-name-complex="Calibri2" style:font-size-complex="11pt"/>
    </style:style>
    <style:style style:name="T86" style:family="text">
      <style:text-properties fo:font-size="11pt" officeooo:rsid="03052144" style:font-name-asian="Times New Roman" style:font-size-asian="9.60000038146973pt" style:font-name-complex="Calibri2" style:font-size-complex="11pt"/>
    </style:style>
    <style:style style:name="T87" style:family="text">
      <style:text-properties fo:font-size="11pt" officeooo:rsid="03141248" style:font-name-asian="Times New Roman" style:font-size-asian="9.60000038146973pt" style:font-name-complex="Calibri2" style:font-size-complex="11pt"/>
    </style:style>
    <style:style style:name="T88" style:family="text">
      <style:text-properties fo:font-size="11pt" officeooo:rsid="03270eb3" style:font-name-asian="Times New Roman" style:font-size-asian="9.60000038146973pt" style:font-name-complex="Calibri2" style:font-size-complex="11pt"/>
    </style:style>
    <style:style style:name="T89" style:family="text">
      <style:text-properties fo:font-size="11pt" fo:font-weight="bold" officeooo:rsid="03052144" style:font-name-asian="Times New Roman" style:font-size-asian="9.60000038146973pt" style:font-weight-asian="bold" style:font-name-complex="Calibri2" style:font-size-complex="11pt" style:font-weight-complex="bold"/>
    </style:style>
    <style:style style:name="T90" style:family="text">
      <style:text-properties fo:font-size="11pt" fo:font-weight="bold" officeooo:rsid="031ef27e" style:font-name-asian="Times New Roman" style:font-size-asian="9.60000038146973pt" style:font-weight-asian="bold" style:font-name-complex="Calibri2" style:font-size-complex="11pt" style:font-weight-complex="bold"/>
    </style:style>
    <style:style style:name="T91" style:family="text">
      <style:text-properties fo:font-size="11pt" fo:font-weight="bold" officeooo:rsid="03141248" style:font-name-asian="Times New Roman" style:font-size-asian="9.60000038146973pt" style:font-weight-asian="bold" style:font-name-complex="Calibri2" style:font-size-complex="11pt" style:font-weight-complex="bold"/>
    </style:style>
    <style:style style:name="T92" style:family="text">
      <style:text-properties fo:font-size="11pt" fo:font-weight="bold" officeooo:rsid="02012fb4" style:font-name-asian="Times New Roman" style:font-size-asian="9.60000038146973pt" style:font-weight-asian="bold" style:font-name-complex="Calibri2" style:font-size-complex="11pt" style:font-weight-complex="bold"/>
    </style:style>
    <style:style style:name="T93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94" style:family="text">
      <style:text-properties fo:color="#007826"/>
    </style:style>
    <style:style style:name="T95" style:family="text">
      <style:text-properties fo:color="#007826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96" style:family="text">
      <style:text-properties fo:color="#007826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97" style:family="text">
      <style:text-properties fo:color="#007826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98" style:family="text">
      <style:text-properties fo:color="#007826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99" style:family="text">
      <style:text-properties fo:color="#007826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100" style:family="text">
      <style:text-properties fo:color="#007826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101" style:family="text">
      <style:text-properties fo:color="#007826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102" style:family="text">
      <style:text-properties fo:color="#007826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103" style:family="text">
      <style:text-properties fo:color="#007826" fo:font-weight="normal" officeooo:rsid="04bf31bb" style:font-name-asian="Times New Roman" style:font-weight-asian="normal" style:font-name-complex="Calibri2" style:font-weight-complex="normal"/>
    </style:style>
    <style:style style:name="T104" style:family="text">
      <style:text-properties fo:color="#007826" fo:font-weight="normal" officeooo:rsid="03584ab4" style:font-name-asian="Times New Roman" style:font-weight-asian="normal" style:font-name-complex="Calibri2" style:font-weight-complex="normal"/>
    </style:style>
    <style:style style:name="T105" style:family="text">
      <style:text-properties fo:color="#007826" fo:font-weight="normal" style:font-weight-asian="normal" style:font-weight-complex="normal"/>
    </style:style>
    <style:style style:name="T106" style:family="text">
      <style:text-properties fo:color="#007826" fo:font-weight="normal" officeooo:rsid="00349fbf" style:font-weight-asian="normal" style:font-weight-complex="normal"/>
    </style:style>
    <style:style style:name="T107" style:family="text">
      <style:text-properties fo:color="#007826" officeooo:rsid="048de736"/>
    </style:style>
    <style:style style:name="T108" style:family="text">
      <style:text-properties fo:color="#007826" officeooo:rsid="04790ef1"/>
    </style:style>
    <style:style style:name="T109" style:family="text">
      <style:text-properties fo:color="#007826" officeooo:rsid="0478190c"/>
    </style:style>
    <style:style style:name="T110" style:family="text">
      <style:text-properties fo:color="#007826" officeooo:rsid="00718795"/>
    </style:style>
    <style:style style:name="T111" style:family="text">
      <style:text-properties fo:color="#007826" officeooo:rsid="0113ab14"/>
    </style:style>
    <style:style style:name="T112" style:family="text">
      <style:text-properties fo:color="#007826" officeooo:rsid="014568d5"/>
    </style:style>
    <style:style style:name="T113" style:family="text">
      <style:text-properties fo:color="#007826" officeooo:rsid="0147389a"/>
    </style:style>
    <style:style style:name="T114" style:family="text">
      <style:text-properties fo:color="#007826" fo:font-weight="bold" style:font-weight-asian="bold" style:font-weight-complex="bold"/>
    </style:style>
    <style:style style:name="T115" style:family="text">
      <style:text-properties fo:color="#007826" fo:font-weight="bold" officeooo:rsid="0147389a" style:font-weight-asian="bold" style:font-weight-complex="bold"/>
    </style:style>
    <style:style style:name="T116" style:family="text">
      <style:text-properties fo:color="#007826" fo:font-weight="bold" officeooo:rsid="03d5c26c" style:font-weight-asian="bold" style:font-weight-complex="bold"/>
    </style:style>
    <style:style style:name="T117" style:family="text">
      <style:text-properties fo:color="#007826" officeooo:rsid="016b478d"/>
    </style:style>
    <style:style style:name="T118" style:family="text">
      <style:text-properties fo:color="#007826" officeooo:rsid="0177f6f6"/>
    </style:style>
    <style:style style:name="T119" style:family="text">
      <style:text-properties fo:color="#007826" officeooo:rsid="046147aa"/>
    </style:style>
    <style:style style:name="T120" style:family="text">
      <style:text-properties fo:color="#007826" fo:font-size="11pt" officeooo:rsid="0189d3c6" style:font-size-asian="9.60000038146973pt" style:font-size-complex="11pt"/>
    </style:style>
    <style:style style:name="T121" style:family="text">
      <style:text-properties fo:color="#007826" fo:font-size="11pt" officeooo:rsid="01b9ac51" style:font-size-asian="9.60000038146973pt" style:font-size-complex="11pt"/>
    </style:style>
    <style:style style:name="T122" style:family="text">
      <style:text-properties fo:color="#007826" fo:font-size="11pt" officeooo:rsid="043e195c" style:font-size-asian="9.60000038146973pt" style:font-size-complex="11pt"/>
    </style:style>
    <style:style style:name="T123" style:family="text">
      <style:text-properties fo:color="#007826" fo:font-size="11pt" fo:font-weight="normal" style:font-size-asian="9.60000038146973pt" style:font-weight-asian="normal" style:font-size-complex="11pt" style:font-weight-complex="normal"/>
    </style:style>
    <style:style style:name="T124" style:family="text">
      <style:text-properties fo:color="#007826" fo:font-size="11pt" fo:font-weight="normal" officeooo:rsid="01b6f5d6" style:font-size-asian="9.60000038146973pt" style:font-weight-asian="normal" style:font-size-complex="11pt" style:font-weight-complex="normal"/>
    </style:style>
    <style:style style:name="T125" style:family="text">
      <style:text-properties fo:color="#007826" fo:font-size="11pt" fo:font-weight="normal" officeooo:rsid="028baac5" style:font-size-asian="9.60000038146973pt" style:font-weight-asian="normal" style:font-size-complex="11pt" style:font-weight-complex="normal"/>
    </style:style>
    <style:style style:name="T126" style:family="text">
      <style:text-properties fo:color="#007826" fo:font-size="11pt" fo:font-weight="normal" officeooo:rsid="02e99368" style:font-size-asian="9.60000038146973pt" style:font-weight-asian="normal" style:font-size-complex="11pt" style:font-weight-complex="normal"/>
    </style:style>
    <style:style style:name="T127" style:family="text">
      <style:text-properties fo:color="#007826" fo:font-size="11pt" fo:font-weight="normal" officeooo:rsid="02eb222b" style:font-size-asian="9.60000038146973pt" style:font-weight-asian="normal" style:font-size-complex="11pt" style:font-weight-complex="normal"/>
    </style:style>
    <style:style style:name="T128" style:family="text">
      <style:text-properties fo:color="#007826" fo:font-size="11pt" fo:font-weight="normal" officeooo:rsid="0189d3c6" style:font-name-asian="Times New Roman" style:font-size-asian="9.60000038146973pt" style:font-weight-asian="normal" style:font-name-complex="Calibri2" style:font-size-complex="11pt" style:font-weight-complex="normal"/>
    </style:style>
    <style:style style:name="T129" style:family="text">
      <style:text-properties fo:color="#007826" fo:font-size="11pt" fo:font-weight="normal" officeooo: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T130" style:family="text">
      <style:text-properties fo:color="#007826" fo:font-size="11pt" fo:font-weight="bold" style:font-size-asian="9.60000038146973pt" style:font-weight-asian="bold" style:font-size-complex="11pt" style:font-weight-complex="bold"/>
    </style:style>
    <style:style style:name="T131" style:family="text">
      <style:text-properties fo:color="#007826" fo:font-size="11pt" fo:font-weight="bold" officeooo:rsid="03052144" style:font-name-asian="Times New Roman" style:font-size-asian="9.60000038146973pt" style:font-weight-asian="bold" style:font-name-complex="Calibri2" style:font-size-complex="11pt" style:font-weight-complex="bold"/>
    </style:style>
    <style:style style:name="T132" style:family="text">
      <style:text-properties fo:color="#007826" fo:font-size="11pt" fo:font-weight="bold" officeooo:rsid="02012fb4" style:font-name-asian="Times New Roman" style:font-size-asian="9.60000038146973pt" style:font-weight-asian="bold" style:font-name-complex="Calibri2" style:font-size-complex="11pt" style:font-weight-complex="bold"/>
    </style:style>
    <style:style style:name="T133" style:family="text">
      <style:text-properties fo:color="#007826" officeooo:rsid="01b9ac51"/>
    </style:style>
    <style:style style:name="T134" style:family="text">
      <style:text-properties fo:color="#007826" officeooo:rsid="03584ab4" style:font-name-asian="Times New Roman" style:font-name-complex="Calibri2"/>
    </style:style>
    <style:style style:name="T135" style:family="text">
      <style:text-properties fo:color="#007826" style:font-name="Courier 10 Pitch" fo:font-size="11pt" fo:font-weight="normal" style:font-size-asian="9.60000038146973pt" style:font-weight-asian="normal" style:font-size-complex="11pt" style:font-weight-complex="normal"/>
    </style:style>
    <style:style style:name="T136" style:family="text">
      <style:text-properties fo:color="#007826" style:font-name="Courier 10 Pitch" fo:font-size="11pt" fo:font-weight="normal" officeooo:rsid="02e99368" style:font-size-asian="9.60000038146973pt" style:font-weight-asian="normal" style:font-size-complex="11pt" style:font-weight-complex="normal"/>
    </style:style>
    <style:style style:name="T137" style:family="text">
      <style:text-properties fo:color="#007826" style:font-name="Courier 10 Pitch" fo:font-size="11pt" fo:font-weight="normal" officeooo:rsid="027d30cc" style:font-size-asian="9.60000038146973pt" style:font-weight-asian="normal" style:font-size-complex="11pt" style:font-weight-complex="normal"/>
    </style:style>
    <style:style style:name="T138" style:family="text">
      <style:text-properties fo:color="#007826" style:font-name="Courier 10 Pitch" fo:font-size="11pt" fo:font-weight="normal" officeooo:rsid="0287e518" style:font-size-asian="9.60000038146973pt" style:font-weight-asian="normal" style:font-size-complex="11pt" style:font-weight-complex="normal"/>
    </style:style>
    <style:style style:name="T139" style:family="text">
      <style:text-properties fo:color="#007826" style:font-name="Courier 10 Pitch" fo:font-size="11pt" fo:font-weight="normal" officeooo:rsid="02792bf1" style:font-size-asian="9.60000038146973pt" style:font-weight-asian="normal" style:font-size-complex="11pt" style:font-weight-complex="normal"/>
    </style:style>
    <style:style style:name="T140" style:family="text">
      <style:text-properties fo:color="#007826" style:font-name="Courier 10 Pitch" fo:font-size="11pt" fo:font-weight="normal" officeooo:rsid="02796a8b" style:font-size-asian="9.60000038146973pt" style:font-weight-asian="normal" style:font-size-complex="11pt" style:font-weight-complex="normal"/>
    </style:style>
    <style:style style:name="T141" style:family="text">
      <style:text-properties fo:color="#007826" style:font-name="Courier 10 Pitch" fo:font-size="11pt" fo:font-weight="normal" officeooo:rsid="02eb222b" style:font-size-asian="9.60000038146973pt" style:font-weight-asian="normal" style:font-size-complex="11pt" style:font-weight-complex="normal"/>
    </style:style>
    <style:style style:name="T142" style:family="text">
      <style:text-properties fo:color="#007826" style:font-name="Courier 10 Pitch" fo:font-size="11pt" fo:font-weight="normal" officeooo:rsid="0281fedc" style:font-size-asian="9.60000038146973pt" style:font-weight-asian="normal" style:font-size-complex="11pt" style:font-weight-complex="normal"/>
    </style:style>
    <style:style style:name="T143" style:family="text">
      <style:text-properties fo:color="#007826" style:font-name="Courier 10 Pitch"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144" style:family="text">
      <style:text-properties fo:color="#007826" style:font-name="Courier 10 Pitch"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145" style:family="text">
      <style:text-properties fo:color="#007826" style:font-name="Courier 10 Pitch"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146" style:family="text">
      <style:text-properties officeooo:rsid="02172a25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542fb9" style:font-weight-asian="bold" style:font-weight-complex="bold"/>
    </style:style>
    <style:style style:name="T149" style:family="text">
      <style:text-properties fo:font-weight="bold" officeooo:rsid="01eede42" style:font-weight-asian="bold" style:font-weight-complex="bold"/>
    </style:style>
    <style:style style:name="T150" style:family="text">
      <style:text-properties fo:font-weight="bold" officeooo:rsid="030db1a0" style:font-weight-asian="bold" style:font-weight-complex="bold"/>
    </style:style>
    <style:style style:name="T151" style:family="text">
      <style:text-properties fo:font-weight="bold" officeooo:rsid="031ef27e" style:font-weight-asian="bold" style:font-weight-complex="bold"/>
    </style:style>
    <style:style style:name="T152" style:family="text">
      <style:text-properties fo:font-weight="bold" officeooo:rsid="03141248" style:font-weight-asian="bold" style:font-weight-complex="bold"/>
    </style:style>
    <style:style style:name="T153" style:family="text">
      <style:text-properties fo:font-weight="bold" officeooo:rsid="01e8672d" style:font-weight-asian="bold" style:font-weight-complex="bold"/>
    </style:style>
    <style:style style:name="T154" style:family="text">
      <style:text-properties fo:font-weight="bold" officeooo:rsid="02542fb9" style:font-name-asian="Times New Roman" style:font-weight-asian="bold" style:font-name-complex="Calibri2" style:font-weight-complex="bold"/>
    </style:style>
    <style:style style:name="T155" style:family="text">
      <style:text-properties fo:font-weight="bold" officeooo:rsid="03195ca3" style:font-name-asian="Times New Roman" style:font-weight-asian="bold" style:font-name-complex="Calibri2" style:font-weight-complex="bold"/>
    </style:style>
    <style:style style:name="T156" style:family="text">
      <style:text-properties officeooo:rsid="0231d035"/>
    </style:style>
    <style:style style:name="T157" style:family="text">
      <style:text-properties officeooo:rsid="02320f77"/>
    </style:style>
    <style:style style:name="T158" style:family="text">
      <style:text-properties officeooo:rsid="046147aa"/>
    </style:style>
    <style:style style:name="T159" style:family="text">
      <style:text-properties officeooo:rsid="0177f6f6"/>
    </style:style>
    <style:style style:name="T160" style:family="text">
      <style:text-properties officeooo:rsid="03f49f04"/>
    </style:style>
    <style:style style:name="T161" style:family="text">
      <style:text-properties officeooo:rsid="0404e263"/>
    </style:style>
    <style:style style:name="T162" style:family="text">
      <style:text-properties officeooo:rsid="0406d457"/>
    </style:style>
    <style:style style:name="T163" style:family="text">
      <style:text-properties officeooo:rsid="040835a0"/>
    </style:style>
    <style:style style:name="T164" style:family="text">
      <style:text-properties officeooo:rsid="02542fb9"/>
    </style:style>
    <style:style style:name="T165" style:family="text">
      <style:text-properties style:text-position="-33% 80%" fo:font-weight="normal" officeooo:rsid="0353b568" style:font-name-asian="Times New Roman" style:font-weight-asian="normal" style:font-name-complex="Calibri2" style:font-weight-complex="normal"/>
    </style:style>
    <style:style style:name="T166" style:family="text">
      <style:text-properties style:font-name="Courier 10 Pitch" fo:font-size="11pt" fo:font-weight="bold" officeooo:rsid="03fa53d0" style:font-size-asian="9.60000038146973pt" style:font-weight-asian="bold" style:font-size-complex="11pt" style:font-weight-complex="bold"/>
    </style:style>
    <style:style style:name="T167" style:family="text">
      <style:text-properties style:font-name="Courier 10 Pitch" fo:font-size="11pt" fo:font-weight="bold" officeooo:rsid="0409c727" style:font-size-asian="9.60000038146973pt" style:font-weight-asian="bold" style:font-size-complex="11pt" style:font-weight-complex="bold"/>
    </style:style>
    <style:style style:name="T168" style:family="text">
      <style:text-properties officeooo:rsid="02542fb9" style:font-name-asian="Times New Roman" style:font-name-complex="Calibri2"/>
    </style:style>
    <style:style style:name="T169" style:family="text">
      <style:text-properties officeooo:rsid="03195ca3" style:font-name-asian="Times New Roman" style:font-name-complex="Calibri2"/>
    </style:style>
    <style:style style:name="T170" style:family="text">
      <style:text-properties officeooo:rsid="03584ab4" style:font-name-asian="Times New Roman" style:font-name-complex="Calibri2"/>
    </style:style>
    <style:style style:name="T171" style:family="text">
      <style:text-properties fo:font-size="10pt" style:font-size-asian="10pt"/>
    </style:style>
    <style:style style:name="T172" style:family="text">
      <style:text-properties fo:font-size="10pt" fo:font-weight="bold" style:font-size-asian="10pt" style:font-weight-asian="bold" style:font-weight-complex="bold"/>
    </style:style>
    <style:style style:name="T173" style:family="text">
      <style:text-properties fo:font-size="10pt" fo:font-weight="bold" officeooo:rsid="02a9204c" style:font-size-asian="10pt" style:font-weight-asian="bold" style:font-weight-complex="bold"/>
    </style:style>
    <style:style style:name="T174" style:family="text">
      <style:text-properties officeooo:rsid="02b24baa"/>
    </style:style>
    <style:style style:name="T175" style:family="text">
      <style:text-properties officeooo:rsid="00349fbf"/>
    </style:style>
    <style:style style:name="T176" style:family="text">
      <style:text-properties officeooo:rsid="0161250e"/>
    </style:style>
    <style:style style:name="T177" style:family="text">
      <style:text-properties officeooo:rsid="0169a1c9"/>
    </style:style>
    <style:style style:name="T178" style:family="text">
      <style:text-properties officeooo:rsid="016b478d"/>
    </style:style>
    <style:style style:name="T179" style:family="text">
      <style:text-properties officeooo:rsid="02d4924e"/>
    </style:style>
    <style:style style:name="T180" style:family="text">
      <style:text-properties officeooo:rsid="02d6482b"/>
    </style:style>
    <style:style style:name="T181" style:family="text">
      <style:text-properties style:font-name="Courier 10 Pitch" fo:font-size="11pt" fo:font-weight="normal" style:font-size-asian="9.60000038146973pt" style:font-weight-asian="normal" style:font-size-complex="11pt" style:font-weight-complex="normal"/>
    </style:style>
    <style:style style:name="T182" style:family="text">
      <style:text-properties style:font-name="Courier 10 Pitch" fo:font-size="11pt" fo:font-weight="normal" officeooo:rsid="0287e518" style:font-size-asian="9.60000038146973pt" style:font-weight-asian="normal" style:font-size-complex="11pt" style:font-weight-complex="normal"/>
    </style:style>
    <style:style style:name="T183" style:family="text">
      <style:text-properties style:font-name="Courier 10 Pitch" fo:font-size="11pt" fo:font-weight="normal" officeooo:rsid="02792bf1" style:font-size-asian="9.60000038146973pt" style:font-weight-asian="normal" style:font-size-complex="11pt" style:font-weight-complex="normal"/>
    </style:style>
    <style:style style:name="T184" style:family="text">
      <style:text-properties style:font-name="Courier 10 Pitch" fo:font-size="11pt" fo:font-weight="normal" officeooo:rsid="02796a8b" style:font-size-asian="9.60000038146973pt" style:font-weight-asian="normal" style:font-size-complex="11pt" style:font-weight-complex="normal"/>
    </style:style>
    <style:style style:name="T185" style:family="text">
      <style:text-properties style:font-name="Courier 10 Pitch" fo:font-size="11pt" fo:font-weight="normal" officeooo:rsid="02e99368" style:font-size-asian="9.60000038146973pt" style:font-weight-asian="normal" style:font-size-complex="11pt" style:font-weight-complex="normal"/>
    </style:style>
    <style:style style:name="T186" style:family="text">
      <style:text-properties style:font-name="Courier 10 Pitch" fo:font-size="11pt" fo:font-weight="normal" officeooo:rsid="027d30cc" style:font-size-asian="9.60000038146973pt" style:font-weight-asian="normal" style:font-size-complex="11pt" style:font-weight-complex="normal"/>
    </style:style>
    <style:style style:name="T187" style:family="text">
      <style:text-properties style:font-name="Courier 10 Pitch" fo:font-size="11pt" fo:font-weight="normal" officeooo:rsid="02eb222b" style:font-size-asian="9.60000038146973pt" style:font-weight-asian="normal" style:font-size-complex="11pt" style:font-weight-complex="normal"/>
    </style:style>
    <style:style style:name="T188" style:family="text">
      <style:text-properties style:font-name="Courier 10 Pitch" fo:font-size="11pt" fo:font-weight="normal" officeooo:rsid="0281fedc" style:font-size-asian="9.60000038146973pt" style:font-weight-asian="normal" style:font-size-complex="11pt" style:font-weight-complex="normal"/>
    </style:style>
    <style:style style:name="T189" style:family="text">
      <style:text-properties style:font-name="Courier 10 Pitch"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190" style:family="text">
      <style:text-properties style:font-name="Courier 10 Pitch"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191" style:family="text">
      <style:text-properties style:font-name="Courier 10 Pitch"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192" style:family="text">
      <style:text-properties officeooo:rsid="02e99368"/>
    </style:style>
    <style:style style:name="T193" style:family="text">
      <style:text-properties officeooo:rsid="02eaab12"/>
    </style:style>
    <style:style style:name="T194" style:family="text">
      <style:text-properties officeooo:rsid="02efe2e9"/>
    </style:style>
    <style:style style:name="T195" style:family="text">
      <style:text-properties officeooo:rsid="0304e86b"/>
    </style:style>
    <style:style style:name="T196" style:family="text">
      <style:text-properties officeooo:rsid="03052144"/>
    </style:style>
    <style:style style:name="T197" style:family="text">
      <style:text-properties officeooo:rsid="0305fd2d"/>
    </style:style>
    <style:style style:name="T198" style:family="text">
      <style:text-properties officeooo:rsid="0307d93c"/>
    </style:style>
    <style:style style:name="T199" style:family="text">
      <style:text-properties officeooo:rsid="030acb76"/>
    </style:style>
    <style:style style:name="T200" style:family="text">
      <style:text-properties officeooo:rsid="030b9628"/>
    </style:style>
    <style:style style:name="T201" style:family="text">
      <style:text-properties officeooo:rsid="030db1a0"/>
    </style:style>
    <style:style style:name="T202" style:family="text">
      <style:text-properties officeooo:rsid="031b2772"/>
    </style:style>
    <style:style style:name="T203" style:family="text">
      <style:text-properties officeooo:rsid="01e8672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8093087809540163" text:style-name="L1">
        <text:list-item>
          <text:p text:style-name="P208">Closest Pair of Points:</text:p>
        </text:list-item>
        <text:list-item>
          <text:p text:style-name="P118">Closest Pair of Points:</text:p>
          <text:p text:style-name="P120">project ClosestPairOfPoints</text:p>
          <text:p text:style-name="P114">http://www.geeksforgeeks.org/closest-pair-of-points/</text:p>
        </text:list-item>
        <text:list-item>
          <text:p text:style-name="P114"><text:span text:style-name="T153">Subset sum problem: </text:span><text:span text:style-name="T203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111">https://www.youtube.com/watch?v=WRT8kmFOQTw</text:p>
          <text:p text:style-name="P111">http://krishnalearnings.blogspot.com/2015/08/sumset-sum-problem-java-and-backtracking.html</text:p>
        </text:list-item>
        <text:list-item>
          <text:p text:style-name="P117"><text:span text:style-name="T200">PartitionProblem:</text:span></text:p>
          <text:p text:style-name="P117"><text:span text:style-name="T200">project </text:span>PartitionProblem</text:p>
          <text:p text:style-name="P112">https://www.geeksforgeeks.org/partition-problem-dp-18/</text:p>
        </text:list-item>
        <text:list-item>
          <text:p text:style-name="P113"><text:span text:style-name="T150">Tug of war:</text:span><text:span text:style-name="T201"> Given a set of n integers, divide the set in two subsets of n/2 sizes each such that the difference of the sum of two subsets is as minimum as possible. </text:span><text:bookmark text:name="more-1155941"/><text:span text:style-name="T201">If n is even, then sizes of two subsets must be strictly n/2 and if n is odd, then size of one subset must be (n-1)/2 and size of other subset must be (n+1)/2.</text:span></text:p>
          <text:p text:style-name="P113">http://www.geeksforgeeks.org/tug-of-war/</text:p>
        </text:list-item>
        <text:list-item>
          <text:p text:style-name="P121"><text:span text:style-name="T67">Project BSTPreOrder</text:span></text:p>
        </text:list-item>
        <text:list-item>
          <text:p text:style-name="P122">Lexicographic rank of a string with duplicate characters</text:p>
          <text:p text:style-name="P148"><text:a xlink:type="simple" xlink:href="https://www.geeksforgeeks.org/lexicographic-rank-string-duplicate-characters/" text:style-name="Internet_20_link" text:visited-style-name="Visited_20_Internet_20_Link"><text:span text:style-name="T159">https://www.geeksforgeeks.org/lexicographic-rank-string-duplicate-characters/</text:span></text:a></text:p>
        </text:list-item>
        <text:list-item>
          <text:p text:style-name="P123"><text:span text:style-name="T157">project </text:span>PrintAllCombinations,</text:p>
          <text:p text:style-name="P151"><text:a xlink:type="simple" xlink:href="https://javahungry.blogspot.com/2014/02/algorithm-for-combinations-of-string-java-code-with-example.html" text:style-name="Internet_20_link" text:visited-style-name="Visited_20_Internet_20_Link"><text:span text:style-name="T158">https://javahungry.blogspot.com/2014/02/algorithm-for-combinations-of-string-java-code-with-example.html</text:span></text:a></text:p>
        </text:list-item>
        <text:list-item>
          <text:p text:style-name="P141">smallest window in a string containing all characters of another string</text:p>
          <text:p text:style-name="P135"><text:a xlink:type="simple" xlink:href="http://www.geeksforgeeks.org/find-the-smallest-window-in-a-string-containing-all-characters-of-another-string/" text:style-name="Internet_20_link" text:visited-style-name="Visited_20_Internet_20_Link"><text:span text:style-name="T178">http://www.geeksforgeeks.org/find-the-smallest-window-in-a-string-containing-all-characters-of-another-string/</text:span></text:a></text:p>
        </text:list-item>
        <text:list-item>
          <text:p text:style-name="P2"><text:span text:style-name="Strong_20_Emphasis"><text:span text:style-name="T32">Some Important formulas:</text:span></text:span></text:p>
        </text:list-item>
        <text:list-item>
          <text:p text:style-name="P2"><text:span text:style-name="Strong_20_Emphasis"><text:span text:style-name="T32">Some Important formulas:</text:span></text:span></text:p>
          <text:list>
            <text:list-item>
              <text:p text:style-name="P155">C(n, k) = C(n-1, k-1) + C(n-1, k)</text:p>
            </text:list-item>
            <text:list-item>
              <text:p text:style-name="P155">C(n, 0) = C(n, n) = 1</text:p>
            </text:list-item>
            <text:list-item>
              <text:p text:style-name="P166"><text:span text:style-name="T53">First fibonacci number is 1. </text:span><text:span text:style-name="T54">The series is 0, 1, 1, 2, 3, 5, …. Mostly zero is considered as the zeroth fibonacci number.</text:span></text:p>
            </text:list-item>
            <text:list-item>
              <text:p text:style-name="P156">If n is even then k = n/2 and <text:s text:c="8"/>F(n) = F(k) * [2*F(k-1) + F(k)]</text:p>
            </text:list-item>
            <text:list-item>
              <text:p text:style-name="P157">If n is odd then k = (n + 1)/2 and F(n) = F(k)*F(k) + F(k-1)*F(k-1)</text:p>
            </text:list-item>
            <text:list-item>
              <text:p text:style-name="P166"><text:span text:style-name="T55">F</text:span><text:span text:style-name="T165">n</text:span><text:span text:style-name="T55"> = </text:span><text:span text:style-name="T56">floor of</text:span><text:span text:style-name="T55"> {[(√5 + 1)/2] ^ n} / √5</text:span></text:p>
            </text:list-item>
            <text:list-item>
              <text:p text:style-name="P191"><text:span text:style-name="T12">N</text:span><text:span text:style-name="T13">umber of substrings of length k is </text:span><text:span text:style-name="Strong_20_Emphasis"><text:span text:style-name="T39">n-k+1</text:span></text:span><text:span text:style-name="T13"> where 1 &lt;= k &lt;= n</text:span></text:p>
            </text:list-item>
            <text:list-item>
              <text:p text:style-name="P158">Count of non-empty substrings is n*(n+1)/2</text:p>
            </text:list-item>
            <text:list-item>
              <text:p text:style-name="P143">getMin():</text:p>
              <text:p text:style-name="P124">push():</text:p>
              <text:p text:style-name="P125"><text:s text:c="4"/>actual_Insert = 2 * insert – minElement;</text:p>
              <text:p text:style-name="P126"><text:s text:c="4"/>minElement = insert;</text:p>
              <text:p text:style-name="P124">pop():</text:p>
              <text:p text:style-name="P127"><text:s text:c="4"/>returned = minElement;</text:p>
              <text:p text:style-name="P128"><text:s text:c="4"/>newMinElement = 2 * minElement – actual_removed;</text:p>
            </text:list-item>
            <text:list-item>
              <text:p text:style-name="P165"><text:span text:style-name="T84">k</text:span><text:span text:style-name="T85"> stacks in single array </text:span><text:span text:style-name="T84">of size n</text:span><text:span text:style-name="T85">:</text:span></text:p>
              <text:p text:style-name="P167"><text:soft-page-break/><text:span text:style-name="T71">One auxiliary variable “</text:span><text:span text:style-name="T72">free</text:span><text:span text:style-name="T71">” and t</text:span><text:span text:style-name="T70">wo auxiliary array</text:span><text:span text:style-name="T71">s “</text:span><text:span text:style-name="T72">top</text:span><text:span text:style-name="T71">” </text:span><text:span text:style-name="T72">and “next”</text:span><text:span text:style-name="T70"> </text:span><text:span text:style-name="T73">are </text:span><text:span text:style-name="T74">initialized in constructor</text:span><text:span text:style-name="T70">:</text:span></text:p>
              <text:list>
                <text:list-header>
                  <text:p text:style-name="P168"><text:span text:style-name="T70">free </text:span><text:span text:style-name="T75">= 0</text:span><text:span text:style-name="T70">; <text:s text:c="3"/>// </text:span><text:span text:style-name="T75">int free;</text:span></text:p>
                  <text:p text:style-name="P193"><text:span text:style-name="Source_20_Text"><text:span text:style-name="T21">top = new</text:span></text:span><text:span text:style-name="T29"> </text:span><text:span text:style-name="Source_20_Text"><text:span text:style-name="T21">int[k]; <text:s text:c="3"/>// </text:span></text:span><text:span text:style-name="Source_20_Text"><text:span text:style-name="T22">int[] top;</text:span></text:span></text:p>
                  <text:p text:style-name="P193"><text:span text:style-name="Source_20_Text"><text:span text:style-name="T21">next = new int[n]; <text:s text:c="3"/>// </text:span></text:span><text:span text:style-name="Source_20_Text"><text:span text:style-name="T22">int[] next;</text:span></text:span></text:p>
                  <text:p text:style-name="P194"><text:span text:style-name="Source_20_Text"><text:span text:style-name="T21">for (int i = 0; i &lt; k; i++) </text:span></text:span><text:span text:style-name="Source_20_Text"><text:span text:style-name="T23">{</text:span></text:span></text:p>
                  <text:list>
                    <text:list-header>
                      <text:p text:style-name="P194"><text:span text:style-name="Source_20_Text"><text:span text:style-name="T23">top[i] = -1;</text:span></text:span></text:p>
                    </text:list-header>
                  </text:list>
                  <text:p text:style-name="P194"><text:span text:style-name="Source_20_Text"><text:span text:style-name="T23">}</text:span></text:span></text:p>
                  <text:p text:style-name="P195"><text:span text:style-name="Source_20_Text"><text:span text:style-name="T23">for (int i = 0; i &lt; n - 1; i++) </text:span></text:span><text:span text:style-name="Source_20_Text"><text:span text:style-name="T24">{</text:span></text:span></text:p>
                  <text:list text:continue-numbering="true">
                    <text:list-header>
                      <text:p text:style-name="P195"><text:span text:style-name="Source_20_Text"><text:span text:style-name="T24">next[i] = i + 1;</text:span></text:span></text:p>
                    </text:list-header>
                  </text:list>
                  <text:p text:style-name="P195"><text:span text:style-name="Source_20_Text"><text:span text:style-name="T24">}</text:span></text:span></text:p>
                  <text:p text:style-name="P195"><text:span text:style-name="Source_20_Text"><text:span text:style-name="T24">next[n - 1] = -1;</text:span></text:span></text:p>
                </text:list-header>
              </text:list>
              <text:p text:style-name="P169"><text:span text:style-name="T192">void </text:span>push():</text:p>
              <text:list text:continue-numbering="true">
                <text:list-header>
                  <text:p text:style-name="P171">if (isFull()) {</text:p>
                  <text:list>
                    <text:list-header>
                      <text:p text:style-name="P171">System.out.println("Stack Overflow");</text:p>
                      <text:p text:style-name="P171">return;</text:p>
                    </text:list-header>
                  </text:list>
                  <text:p text:style-name="P198"><text:span text:style-name="Source_20_Text"><text:span text:style-name="T25">}</text:span></text:span></text:p>
                  <text:p text:style-name="P198"><text:span text:style-name="Source_20_Text"><text:span text:style-name="T26">int</text:span></text:span><text:span text:style-name="T30"> </text:span><text:span text:style-name="Source_20_Text"><text:span text:style-name="T26">i = free;</text:span></text:span></text:p>
                  <text:p text:style-name="P196"><text:span text:style-name="Source_20_Text"><text:span text:style-name="T26">free = next[i];</text:span></text:span></text:p>
                  <text:p text:style-name="P196"><text:span text:style-name="Source_20_Text"><text:span text:style-name="T26">next[i] = top[sn];</text:span></text:span></text:p>
                  <text:p text:style-name="P196"><text:span text:style-name="Source_20_Text"><text:span text:style-name="T26">top[sn] = i;</text:span></text:span></text:p>
                  <text:p text:style-name="P196"><text:span text:style-name="Source_20_Text"><text:span text:style-name="T26">arr[i] = item;</text:span></text:span></text:p>
                </text:list-header>
              </text:list>
              <text:p text:style-name="P170"><text:span text:style-name="T193">int </text:span>pop():</text:p>
              <text:list text:continue-numbering="true">
                <text:list-header>
                  <text:p text:style-name="P199"><text:span text:style-name="Source_20_Text"><text:span text:style-name="T27">if (isEmpty(sn)) {</text:span></text:span></text:p>
                  <text:list>
                    <text:list-header>
                      <text:p text:style-name="P199"><text:span text:style-name="Source_20_Text"><text:span text:style-name="T27">System.out.println("Stack Underflow");</text:span></text:span></text:p>
                      <text:p text:style-name="P199"><text:span text:style-name="Source_20_Text"><text:span text:style-name="T27">return Integer.MAX_VALUE;</text:span></text:span></text:p>
                    </text:list-header>
                  </text:list>
                  <text:p text:style-name="P199"><text:span text:style-name="Source_20_Text"><text:span text:style-name="T27">}</text:span></text:span></text:p>
                  <text:p text:style-name="P199"><text:span text:style-name="Source_20_Text"><text:span text:style-name="T28">int</text:span></text:span><text:span text:style-name="T31"> </text:span><text:span text:style-name="Source_20_Text"><text:span text:style-name="T28">i = top[sn];</text:span></text:span></text:p>
                  <text:p text:style-name="P197"><text:span text:style-name="Source_20_Text"><text:span text:style-name="T28">top[sn] = next[i];</text:span></text:span></text:p>
                  <text:p text:style-name="P197"><text:span text:style-name="Source_20_Text"><text:span text:style-name="T28">next[i] = free;</text:span></text:span></text:p>
                  <text:p text:style-name="P197"><text:span text:style-name="Source_20_Text"><text:span text:style-name="T28">free = i;</text:span></text:span></text:p>
                  <text:p text:style-name="P197"><text:span text:style-name="Source_20_Text"><text:span text:style-name="T28">return</text:span></text:span><text:span text:style-name="Source_20_Text"><text:span text:style-name="T31"> </text:span></text:span><text:span text:style-name="Source_20_Text"><text:span text:style-name="T28">arr[i];</text:span></text:span></text:p>
                </text:list-header>
              </text:list>
            </text:list-item>
            <text:list-item>
              <text:p text:style-name="P142">Largest Rectangle under histogram:</text:p>
              <text:p text:style-name="P172"><text:span text:style-name="T76">t</text:span><text:span text:style-name="T70">op = s.pop();</text:span></text:p>
              <text:p text:style-name="P200"><text:span text:style-name="Source_20_Text"><text:span text:style-name="T15">area_with_top = hist[t</text:span></text:span><text:span text:style-name="Source_20_Text"><text:span text:style-name="T16">o</text:span></text:span><text:span text:style-name="Source_20_Text"><text:span text:style-name="T15">p] * (s.empty() ? i : i - s.peek() </text:span></text:span><text:span text:style-name="Source_20_Text"><text:span text:style-name="T18">- 1</text:span></text:span><text:span text:style-name="Source_20_Text"><text:span text:style-name="T15">);</text:span></text:span></text:p>
            </text:list-item>
            <text:list-item>
              <text:p text:style-name="P164">MinHeap:</text:p>
              <text:p text:style-name="P159">insert():</text:p>
              <text:list>
                <text:list-header>
                  <text:p text:style-name="P173"><text:span text:style-name="T171">while (</text:span><text:span text:style-name="T172">parent != i</text:span><text:span text:style-name="T171"> &amp;&amp; list.get(i) &lt; list.get(parent)) {</text:span></text:p>
                  <text:p text:style-name="P174"><text:span text:style-name="T171"><text:s text:c="4"/>swap(i, parent);</text:span></text:p>
                  <text:p text:style-name="P174"><text:span text:style-name="T171"><text:s text:c="4"/>i = parent;</text:span></text:p>
                  <text:p text:style-name="P174"><text:span text:style-name="T171"><text:s text:c="4"/></text:span><text:span text:style-name="T172">parent = parent(i);</text:span></text:p>
                  <text:p text:style-name="P177">}</text:p>
                </text:list-header>
              </text:list>
              <text:p text:style-name="P176">decreaseKey():</text:p>
              <text:list text:continue-numbering="true">
                <text:list-header>
                  <text:p text:style-name="P175"><text:span text:style-name="T171">while (</text:span><text:span text:style-name="T172">i </text:span><text:span text:style-name="T173">&gt; 0</text:span><text:span text:style-name="T171"> &amp;&amp; list.get(i) &lt; list.get(parent)) {</text:span></text:p>
                  <text:p text:style-name="P175"><text:span text:style-name="T171"><text:s text:c="4"/>swap(i, parent);</text:span></text:p>
                  <text:p text:style-name="P175"><text:span text:style-name="T171"><text:s text:c="4"/>i = parent;</text:span></text:p>
                  <text:p text:style-name="P175"><text:span text:style-name="T171"><text:s text:c="4"/></text:span><text:span text:style-name="T172">parent = parent(</text:span><text:span text:style-name="T173">parent</text:span><text:span text:style-name="T172">);</text:span></text:p>
                  <text:p text:style-name="P178">}</text:p>
                </text:list-header>
              </text:list>
            </text:list-item>
            <text:list-item>
              <text:p text:style-name="P179"><text:span text:style-name="T154">Lexicographical permutations of a string</text:span></text:p>
              <text:p text:style-name="P182"><text:span text:style-name="Source_20_Text"><text:span text:style-name="T41">for</text:span></text:span><text:span text:style-name="T40"> </text:span><text:span text:style-name="Source_20_Text"><text:span text:style-name="T41">( i = size - 2; i &gt;= 0; </text:span></text:span><text:span text:style-name="Source_20_Text"><text:span text:style-name="T19">--</text:span></text:span><text:span text:style-name="Source_20_Text"><text:span text:style-name="T41">i ) {</text:span></text:span></text:p>
              <text:list>
                <text:list-header>
                  <text:p text:style-name="P182"><text:soft-page-break/><text:span text:style-name="Source_20_Text"><text:span text:style-name="T11">if (str[i] &lt; str[i+1])</text:span></text:span></text:p>
                  <text:list>
                    <text:list-header>
                      <text:p text:style-name="P182"><text:span text:style-name="Source_20_Text"><text:span text:style-name="T11">break;</text:span></text:span></text:p>
                    </text:list-header>
                  </text:list>
                </text:list-header>
              </text:list>
              <text:p text:style-name="P182"><text:span text:style-name="Source_20_Text"><text:span text:style-name="T41">}</text:span></text:span></text:p>
              <text:p text:style-name="P183"><text:span text:style-name="Source_20_Text"><text:span text:style-name="T42">Here the for loop is --i and not i-- because at the next step we are checking (i == -1):</text:span></text:span></text:p>
              <text:p text:style-name="P184"><text:span text:style-name="Source_20_Text"><text:span text:style-name="T11">if</text:span></text:span><text:span text:style-name="T11"> </text:span><text:span text:style-name="Source_20_Text"><text:span text:style-name="T11">( i == -1 ) </text:span></text:span><text:span text:style-name="Source_20_Text"><text:span text:style-name="T43">{</text:span></text:span></text:p>
              <text:list text:continue-numbering="true">
                <text:list-header>
                  <text:p text:style-name="P184"><text:span text:style-name="Source_20_Text"><text:span text:style-name="T11">isFinished = true;</text:span></text:span></text:p>
                </text:list-header>
              </text:list>
              <text:p text:style-name="P185"><text:span text:style-name="Source_20_Text"><text:span text:style-name="T43">} else {</text:span></text:span></text:p>
              <text:list text:continue-numbering="true">
                <text:list-header>
                  <text:p text:style-name="P185"><text:span text:style-name="Source_20_Text"><text:span text:style-name="T11">...</text:span></text:span></text:p>
                </text:list-header>
              </text:list>
              <text:p text:style-name="P185"><text:span text:style-name="Source_20_Text"><text:span text:style-name="T43">}</text:span></text:span></text:p>
            </text:list-item>
            <text:list-item>
              <text:p text:style-name="P180"><text:span text:style-name="T155">Longest Bitonic Subsequence:</text:span></text:p>
              <text:p text:style-name="P160"><text:span text:style-name="T169">max value of lis[i] + lds[i] – 1 where i is from 0 to n-1.</text:span></text:p>
            </text:list-item>
            <text:list-item>
              <text:p text:style-name="P181"><text:span text:style-name="T89">n-queen problem:</text:span></text:p>
              <text:p text:style-name="P161"><text:span text:style-name="T86">H</text:span><text:span text:style-name="T82">ere we don’t even have first position of first queen is defined so we directly call the </text:span><text:span text:style-name="T88">recursive</text:span><text:span text:style-name="T82"> method from within the main method.</text:span></text:p>
            </text:list-item>
            <text:list-item>
              <text:p text:style-name="P162"><text:span text:style-name="T90">Sudoku Problem</text:span><text:span text:style-name="T91">:</text:span></text:p>
              <text:p text:style-name="P163"><text:span text:style-name="T87">H</text:span><text:span text:style-name="T82">ere we don’t even have the first number to put on any position so we directly call the </text:span><text:span text:style-name="T88">recursive</text:span><text:span text:style-name="T82"> method from withing the main method.</text:span></text:p>
            </text:list-item>
            <text:list-item>
              <text:p text:style-name="P181"><text:span text:style-name="T57">A</text:span><text:span text:style-name="T51">b</text:span><text:span text:style-name="T58">c</text:span></text:p>
            </text:list-item>
          </text:list>
        </text:list-item>
        <text:list-item>
          <text:p text:style-name="P3"><text:span text:style-name="Strong_20_Emphasis"><text:span text:style-name="T33">Tail Recursion,</text:span></text:span></text:p>
        </text:list-item>
        <text:list-item>
          <text:p text:style-name="P4"><text:span text:style-name="Strong_20_Emphasis"><text:span text:style-name="T34">Length of linked list: iterative and recursive,</text:span></text:span></text:p>
        </text:list-item>
        <text:list-item>
          <text:p text:style-name="P5"><text:span text:style-name="Strong_20_Emphasis"><text:span text:style-name="T35">Print linked list in reverse order,</text:span></text:span></text:p>
        </text:list-item>
        <text:list-item>
          <text:p text:style-name="P6"><text:span text:style-name="Strong_20_Emphasis"><text:span text:style-name="T36">Project Fibonacci,</text:span></text:span></text:p>
        </text:list-item>
        <text:list-item>
          <text:p text:style-name="P7"><text:span text:style-name="Strong_20_Emphasis"><text:span text:style-name="T36">Project Fibonacci,</text:span></text:span></text:p>
        </text:list-item>
        <text:list-item>
          <text:p text:style-name="P8"><text:span text:style-name="Strong_20_Emphasis"><text:span text:style-name="T37">Binary Search with its time and space complexity,</text:span></text:span></text:p>
        </text:list-item>
        <text:list-item>
          <text:p text:style-name="P9"><text:span text:style-name="Strong_20_Emphasis"><text:span text:style-name="T38">Sorting,</text:span></text:span></text:p>
        </text:list-item>
        <text:list-item>
          <text:p text:style-name="P9"><text:span text:style-name="Strong_20_Emphasis"><text:span text:style-name="T100">Sorting,</text:span></text:span></text:p>
        </text:list-item>
        <text:list-item>
          <text:p text:style-name="P9"><text:span text:style-name="Strong_20_Emphasis"><text:span text:style-name="T100">Sorting,</text:span></text:span></text:p>
        </text:list-item>
        <text:list-item>
          <text:p text:style-name="P10"><text:span text:style-name="Strong_20_Emphasis"><text:span text:style-name="T101">Circular Array,</text:span></text:span></text:p>
        </text:list-item>
        <text:list-item>
          <text:p text:style-name="P10"><text:span text:style-name="Strong_20_Emphasis"><text:span text:style-name="T101">LRUCache,</text:span></text:span></text:p>
        </text:list-item>
        <text:list-item>
          <text:p text:style-name="P16">project MatrixSpiral,</text:p>
        </text:list-item>
        <text:list-item>
          <text:p text:style-name="P16">project MatrixSpiral,</text:p>
        </text:list-item>
        <text:list-item>
          <text:p text:style-name="P17">project MatrixRotate,</text:p>
        </text:list-item>
        <text:list-item>
          <text:p text:style-name="P17">project MatrixRotate,</text:p>
        </text:list-item>
        <text:list-item>
          <text:p text:style-name="P30"><text:span text:style-name="T52">D</text:span><text:span text:style-name="T51">LL,</text:span></text:p>
        </text:list-item>
        <text:list-item>
          <text:p text:style-name="P30"><text:span text:style-name="T52">D</text:span><text:span text:style-name="T51">LL,</text:span></text:p>
        </text:list-item>
        <text:list-item>
          <text:p text:style-name="P30"><text:span text:style-name="T52">D</text:span><text:span text:style-name="T51">LL,</text:span></text:p>
        </text:list-item>
        <text:list-item>
          <text:p text:style-name="P18">BST,</text:p>
        </text:list-item>
        <text:list-item>
          <text:p text:style-name="P18">BST,</text:p>
        </text:list-item>
        <text:list-item>
          <text:p text:style-name="P18">BST,</text:p>
        </text:list-item>
        <text:list-item>
          <text:p text:style-name="P19">AVL,</text:p>
        </text:list-item>
        <text:list-item>
          <text:p text:style-name="P19">AVL,</text:p>
        </text:list-item>
        <text:list-item>
          <text:p text:style-name="P19">AVL,</text:p>
        </text:list-item>
        <text:list-item>
          <text:p text:style-name="P20">project MinHeap,</text:p>
        </text:list-item>
        <text:list-item>
          <text:p text:style-name="P21">project MinHeap,</text:p>
        </text:list-item>
        <text:list-item>
          <text:p text:style-name="P22">IterativePreorder,</text:p>
        </text:list-item>
        <text:list-item>
          <text:p text:style-name="P23">IterativeInorder,</text:p>
        </text:list-item>
        <text:list-item>
          <text:p text:style-name="P23">IterativePostorder,</text:p>
        </text:list-item>
        <text:list-item>
          <text:p text:style-name="P23">IterativeAncestors,</text:p>
        </text:list-item>
        <text:list-item>
          <text:p text:style-name="P99">ReverseLinkedList</text:p>
        </text:list-item>
        <text:list-item>
          <text:p text:style-name="P99"><text:soft-page-break/>ReverseDoublyLinkedList</text:p>
        </text:list-item>
        <text:list-item>
          <text:p text:style-name="P100">ReverseDoublyLinkedList</text:p>
        </text:list-item>
        <text:list-item>
          <text:p text:style-name="P60">Detect and remove loop in a linked list<text:span text:style-name="T175"> (four techniques):</text:span></text:p>
        </text:list-item>
        <text:list-item>
          <text:p text:style-name="P60">Detect and remove loop in a linked list<text:span text:style-name="T175"> (four techniques):</text:span></text:p>
          <text:p text:style-name="P133"><text:bookmark-start text:name="__DdeLink__2824_1461172828111"/><text:a xlink:type="simple" xlink:href="http://www.geeksforgeeks.org/detect-and-remove-loop-in-a-linked-list/" text:style-name="Internet_20_link" text:visited-style-name="Visited_20_Internet_20_Link"><text:span text:style-name="T106">http://www.geeksforgeeks.org/detect-and-remove-loop-in-a-linked-list/</text:span></text:a><text:bookmark-end text:name="__DdeLink__2824_1461172828111"/></text:p>
          <text:p text:style-name="P49"><text:span text:style-name="T176">Second technique is kth node AFTER head</text:span></text:p>
          <text:p text:style-name="P103">And learn the implementation of <text:span text:style-name="T177">optimized method 2: Without counting nodes is loop</text:span></text:p>
        </text:list-item>
        <text:list-item>
          <text:p text:style-name="P31">Number of substrings of a string</text:p>
          <text:p text:style-name="P201"><text:a xlink:type="simple" xlink:href="https://www.geeksforgeeks.org/number-substrings-string/" text:style-name="Internet_20_link" text:visited-style-name="Visited_20_Internet_20_Link"><text:span text:style-name="T107">https://www.geeksforgeeks.org/number-substrings-string/</text:span></text:a></text:p>
        </text:list-item>
        <text:list-item>
          <text:p text:style-name="P34">print all substrings of a given string</text:p>
          <text:p text:style-name="P52">length = 1 to n</text:p>
          <text:p text:style-name="P52">i = 0 to <text:span text:style-name="T146">(n - length)</text:span></text:p>
          <text:p text:style-name="P53">j = i + length – 1</text:p>
          <text:p text:style-name="P53">k = i to j</text:p>
          <text:p text:style-name="P202"><text:a xlink:type="simple" xlink:href="https://www.geeksforgeeks.org/program-print-substrings-given-string/" text:style-name="Internet_20_link" text:visited-style-name="Visited_20_Internet_20_Link"><text:span text:style-name="T108">https://www.geeksforgeeks.org/program-print-substrings-given-string/</text:span></text:a></text:p>
        </text:list-item>
        <text:list-item>
          <text:p text:style-name="P35">k closest elements to a given value</text:p>
          <text:p text:style-name="P203"><text:a xlink:type="simple" xlink:href="http://www.geeksforgeeks.org/find-k-closest-elements-given-value/" text:style-name="Internet_20_link" text:visited-style-name="Visited_20_Internet_20_Link"><text:span text:style-name="T109">http://www.geeksforgeeks.org/find-k-closest-elements-given-value/</text:span></text:a></text:p>
        </text:list-item>
        <text:list-item>
          <text:p text:style-name="P36">Sort an array in wave form</text:p>
          <text:p text:style-name="P204"><text:a xlink:type="simple" xlink:href="https://www.geeksforgeeks.org/sort-array-wave-form-2/" text:style-name="Internet_20_link" text:visited-style-name="Visited_20_Internet_20_Link"><text:span text:style-name="T94">https://www.geeksforgeeks.org/sort-array-wave-form-2/</text:span></text:a></text:p>
        </text:list-item>
        <text:list-item>
          <text:p text:style-name="P32">K’th Smallest/Largest Element in Unsorted Array</text:p>
          <text:p text:style-name="P205"><text:a xlink:type="simple" xlink:href="http://www.geeksforgeeks.org/kth-smallestlargest-element-unsorted-array/" text:style-name="Internet_20_link" text:visited-style-name="Visited_20_Internet_20_Link"><text:span text:style-name="T94">http://www.geeksforgeeks.org/kth-smallestlargest-element-unsorted-array/</text:span></text:a></text:p>
        </text:list-item>
        <text:list-item>
          <text:p text:style-name="P33">find the pair in sorted array whose sum is closest to x</text:p>
          <text:p text:style-name="P206"><text:a xlink:type="simple" xlink:href="http://quiz.geeksforgeeks.org/given-sorted-array-number-x-find-pair-array-whose-sum-closest-x/" text:style-name="Internet_20_link" text:visited-style-name="Visited_20_Internet_20_Link"><text:span text:style-name="T110">http://quiz.geeksforgeeks.org/given-sorted-array-number-x-find-pair-array-whose-sum-closest-x/</text:span></text:a></text:p>
        </text:list-item>
        <text:list-item>
          <text:p text:style-name="P186">all subsets of a given set in Java</text:p>
          <text:p text:style-name="P207"><text:a xlink:type="simple" xlink:href="http://www.geeksforgeeks.org/finding-all-subsets-of-a-given-set-in-java/" text:style-name="Internet_20_link" text:visited-style-name="Visited_20_Internet_20_Link"><text:span text:style-name="T111">http://www.geeksforgeeks.org/finding-all-subsets-of-a-given-set-in-java/</text:span></text:a></text:p>
        </text:list-item>
        <text:list-item>
          <text:p text:style-name="P189">Project RotateArray</text:p>
          <text:p text:style-name="P137"><text:a xlink:type="simple" xlink:href="https://www.geeksforgeeks.org/array-rotation/" text:style-name="Internet_20_link" text:visited-style-name="Visited_20_Internet_20_Link"><text:span text:style-name="T94">https://www.geeksforgeeks.org/array-rotation/</text:span></text:a></text:p>
        </text:list-item>
        <text:list-item>
          <text:p text:style-name="P187">subarray with given sum</text:p>
          <text:p text:style-name="P138"><text:a xlink:type="simple" xlink:href="http://www.geeksforgeeks.org/find-subarray-with-given-sum/" text:style-name="Internet_20_link" text:visited-style-name="Visited_20_Internet_20_Link"><text:span text:style-name="T112">http://www.geeksforgeeks.org/find-subarray-with-given-sum/</text:span></text:a></text:p>
        </text:list-item>
        <text:list-item>
          <text:p text:style-name="P190">Given an array arr[], find the maximum j – i such that arr[j] &gt; arr[i]:</text:p>
          <text:p text:style-name="P139"><text:a xlink:type="simple" xlink:href="http://www.geeksforgeeks.org/given-an-array-arr-find-the-maximum-j-i-such-that-arrj-arri/" text:style-name="Internet_20_link" text:visited-style-name="Visited_20_Internet_20_Link"><text:span text:style-name="T94">http://www.geeksforgeeks.org/given-an-array-arr-find-the-maximum-j-i-such-that-arrj-arri/</text:span></text:a><text:span text:style-name="T113"> </text:span><text:span text:style-name="T115">(</text:span><text:span text:style-name="T116">not second method</text:span><text:span text:style-name="T115">)</text:span></text:p>
        </text:list-item>
        <text:list-item>
          <text:p text:style-name="P188">smallest window in a string containing all characters of another string</text:p>
          <text:p text:style-name="P136"><text:a xlink:type="simple" xlink:href="http://www.geeksforgeeks.org/find-the-smallest-window-in-a-string-containing-all-characters-of-another-string/" text:style-name="Internet_20_link" text:visited-style-name="Visited_20_Internet_20_Link"><text:span text:style-name="T117">http://www.geeksforgeeks.org/find-the-smallest-window-in-a-string-containing-all-characters-of-another-string/</text:span></text:a></text:p>
        </text:list-item>
        <text:list-item>
          <text:p text:style-name="P41"><text:span text:style-name="T156">project </text:span>PrintAllPermutations:</text:p>
          <text:p text:style-name="P28">print permutations and print permutations with repitition,</text:p>
        </text:list-item>
        <text:list-item>
          <text:p text:style-name="P42"><text:span text:style-name="T164">Lexicographical permutations of a string</text:span>,</text:p>
          <text:p text:style-name="P144"><text:a xlink:type="simple" xlink:href="https://www.geeksforgeeks.org/lexicographic-permutations-of-string/" text:style-name="Internet_20_link" text:visited-style-name="Visited_20_Internet_20_Link"><text:span text:style-name="T94">https://www.geeksforgeeks.org/lexicographic-permutations-of-string/</text:span></text:a></text:p>
        </text:list-item>
        <text:list-item>
          <text:p text:style-name="P37">Lexicographic rank of a string with duplicate characters</text:p>
          <text:p text:style-name="P145"><text:a xlink:type="simple" xlink:href="https://www.geeksforgeeks.org/lexicographic-rank-string-duplicate-characters/" text:style-name="Internet_20_link" text:visited-style-name="Visited_20_Internet_20_Link"><text:span text:style-name="T118">https://www.geeksforgeeks.org/lexicographic-rank-string-duplicate-characters/</text:span></text:a></text:p>
        </text:list-item>
        <text:list-item>
          <text:p text:style-name="P43"><text:span text:style-name="T157">project </text:span>PrintAllCombinations,</text:p>
          <text:p text:style-name="P149"><text:a xlink:type="simple" xlink:href="https://javahungry.blogspot.com/2014/02/algorithm-for-combinations-of-string-java-code-with-example.html" text:style-name="Internet_20_link" text:visited-style-name="Visited_20_Internet_20_Link"><text:span text:style-name="T119">https://javahungry.blogspot.com/2014/02/algorithm-for-combinations-of-string-java-code-with-example.html</text:span></text:a></text:p>
        </text:list-item>
        <text:list-item>
          <text:p text:style-name="P38">Excel column name from a given column number</text:p>
          <text:p text:style-name="P152"><text:a xlink:type="simple" xlink:href="https://www.geeksforgeeks.org/find-excel-column-name-given-number/" text:style-name="Internet_20_link" text:visited-style-name="Visited_20_Internet_20_Link"><text:span text:style-name="T94">https://www.geeksforgeeks.org/find-excel-column-name-given-number/</text:span></text:a></text:p>
        </text:list-item>
        <text:list-item>
          <text:p text:style-name="P46"><text:soft-page-break/><text:span text:style-name="T63">Number of </text:span><text:span text:style-name="T64">all possible words from phone digits </text:span><text:span text:style-name="T65">(have 0 and 1 check at the top in the for loop)</text:span><text:span text:style-name="T64">:</text:span></text:p>
          <text:p text:style-name="P51"><text:span text:style-name="T64">p</text:span><text:span text:style-name="T62">roject PhoneDigitStringsDemo</text:span></text:p>
          <text:p text:style-name="P192"><text:a xlink:type="simple" xlink:href="http://www.geeksforgeeks.org/find-possible-words-phone-digits/" text:style-name="Internet_20_link" text:visited-style-name="Visited_20_Internet_20_Link"><text:span text:style-name="T128">http://www.geeksforgeeks.org/find-possible-words-phone-digits/</text:span></text:a></text:p>
        </text:list-item>
        <text:list-item>
          <text:p text:style-name="P39">Rearrange a string so that all same characters become d distance away:</text:p>
          <text:p text:style-name="P48"><text:span text:style-name="T174">class </text:span>DdistanceStringRearrange <text:span text:style-name="T174">of P</text:span>roject DDistanceStringRearrange</text:p>
          <text:p text:style-name="P153"><text:a xlink:type="simple" xlink:href="http://www.geeksforgeeks.org/rearrange-a-string-so-that-all-same-characters-become-at-least-d-distance-away/" text:style-name="Internet_20_link" text:visited-style-name="Visited_20_Internet_20_Link"><text:span text:style-name="T120">http://www.geeksforgeeks.org/rearrange-a-string-so-that-all-same-characters-become-at-least-d-distance-away/</text:span></text:a></text:p>
        </text:list-item>
        <text:list-item>
          <text:p text:style-name="P54">project DuplicateParenthesis</text:p>
        </text:list-item>
        <text:list-item>
          <text:p text:style-name="P55">Project BSTPreOrder</text:p>
        </text:list-item>
        <text:list-item>
          <text:p text:style-name="P56">Design a stack that supports getMin() in O(1) time and O(1) extra space</text:p>
          <text:p text:style-name="P58">First lets see simple O(1) time and O(n) extra space method:</text:p>
          <text:p text:style-name="P129"><text:a xlink:type="simple" xlink:href="https://www.geeksforgeeks.org/design-and-implement-special-stack-data-structure/" text:style-name="Internet_20_link" text:visited-style-name="Visited_20_Internet_20_Link"><text:span text:style-name="T124">https://www.geeksforgeeks.org/design-and-implement-special-stack-data-structure/</text:span></text:a></text:p>
          <text:p text:style-name="P58">Now<text:span text:style-name="T66"> lets see simple O(1) time and O(</text:span>1<text:span text:style-name="T66">) extra space method:</text:span></text:p>
          <text:p text:style-name="P1"><text:span text:style-name="T160">(see the example given on the page. peek() method can also be implemented in the class using pop(), copy in a variable, push() and return the variable.)</text:span>:</text:p>
          <text:p text:style-name="P57">getMin():</text:p>
          <text:p text:style-name="P11">push():</text:p>
          <text:p text:style-name="P12"><text:s text:c="4"/>actual_Insert = 2 * insert – minElement;</text:p>
          <text:p text:style-name="P13"><text:s text:c="4"/>minElement = insert;</text:p>
          <text:p text:style-name="P11">pop():</text:p>
          <text:p text:style-name="P14"><text:s text:c="4"/>returned = minElement;</text:p>
          <text:p text:style-name="P15"><text:s text:c="4"/>newMinElement = 2 * minElement – actual_removed;</text:p>
          <text:p text:style-name="P57"/>
          <text:p text:style-name="P57">getM<text:span text:style-name="T161">ax</text:span>():</text:p>
          <text:p text:style-name="P11">push():</text:p>
          <text:p text:style-name="P12"><text:s text:c="4"/>actual_Insert = 2 * insert – m<text:span text:style-name="T162">ax</text:span>Element;</text:p>
          <text:p text:style-name="P13"><text:s text:c="4"/>m<text:span text:style-name="T162">ax</text:span>Element = insert;</text:p>
          <text:p text:style-name="P11">pop():</text:p>
          <text:p text:style-name="P14"><text:s text:c="4"/>returned = m<text:span text:style-name="T163">ax</text:span>Element;</text:p>
          <text:p text:style-name="P105"><text:span text:style-name="T166"><text:s text:c="4"/>newM</text:span><text:span text:style-name="T167">ax</text:span><text:span text:style-name="T166">Element = 2 * m</text:span><text:span text:style-name="T167">ax</text:span><text:span text:style-name="T166">Element – actual_removed;</text:span></text:p>
          <text:p text:style-name="P130"><text:a xlink:type="simple" xlink:href="http://www.geeksforgeeks.org/design-a-stack-that-supports-getmin-in-o1-time-and-o1-extra-space/" text:style-name="Internet_20_link" text:visited-style-name="Visited_20_Internet_20_Link"><text:span text:style-name="T124"/></text:a></text:p>
          <text:p text:style-name="P130"><text:a xlink:type="simple" xlink:href="http://www.geeksforgeeks.org/design-a-stack-that-supports-getmin-in-o1-time-and-o1-extra-space/" text:style-name="Internet_20_link" text:visited-style-name="Visited_20_Internet_20_Link"><text:span text:style-name="T124">http://www.geeksforgeeks.org/design-a-stack-that-supports-getmin-in-o1-time-and-o1-extra-space/</text:span></text:a></text:p>
          <text:p text:style-name="P132"><text:a xlink:type="simple" xlink:href="https://www.geeksforgeeks.org/find-maximum-in-a-stack-in-o1-time-and-o1-extra-space/" text:style-name="Internet_20_link" text:visited-style-name="Visited_20_Internet_20_Link"><text:span text:style-name="T124">https://www.geeksforgeeks.org/find-maximum-in-a-stack-in-o1-time-and-o1-extra-space/</text:span></text:a></text:p>
          <text:p text:style-name="P80"/>
        </text:list-item>
        <text:list-item>
          <text:p text:style-name="P59">project KstackProblem</text:p>
          <text:p text:style-name="P140"><text:a xlink:type="simple" xlink:href="http://www.geeksforgeeks.org/efficiently-implement-k-stacks-single-array/" text:style-name="Internet_20_link" text:visited-style-name="Visited_20_Internet_20_Link"><text:span text:style-name="T133">http://www.geeksforgeeks.org/efficiently-implement-k-stacks-single-array/</text:span></text:a></text:p>
        </text:list-item>
        <text:list-item>
          <text:p text:style-name="P47"><text:span text:style-name="T83">p</text:span><text:span text:style-name="T82">roject RectArea</text:span></text:p>
          <text:p text:style-name="P154"><text:a xlink:type="simple" xlink:href="http://www.geeksforgeeks.org/largest-rectangle-under-histogram/" text:style-name="Internet_20_link" text:visited-style-name="Visited_20_Internet_20_Link"><text:span text:style-name="T121">http://www.geeksforgeeks.org/largest-rectangle-under-histogram/</text:span></text:a></text:p>
        </text:list-item>
        <text:list-item>
          <text:p text:style-name="P24">IterativePreorder,</text:p>
          <text:p text:style-name="P26">project TreeTraversalterative</text:p>
        </text:list-item>
        <text:list-item>
          <text:p text:style-name="P24">IterativeInorder,</text:p>
          <text:p text:style-name="P27"><text:soft-page-break/>project TreeTraversalterative</text:p>
        </text:list-item>
        <text:list-item>
          <text:p text:style-name="P24">IterativePostorder,</text:p>
          <text:p text:style-name="P27">project TreeTraversalterative</text:p>
        </text:list-item>
        <text:list-item>
          <text:p text:style-name="P24">IterativeAncestors,</text:p>
          <text:p text:style-name="P25"><text:span text:style-name="T69">project </text:span><text:span text:style-name="T68">PrintAncestorsIterative</text:span></text:p>
        </text:list-item>
        <text:list-item>
          <text:p text:style-name="P101">ReverseLinkedList</text:p>
        </text:list-item>
        <text:list-item>
          <text:p text:style-name="P101">ReverseDoublyLinkedList</text:p>
        </text:list-item>
        <text:list-item>
          <text:p text:style-name="P101">ReverseDoublyLinkedList</text:p>
        </text:list-item>
        <text:list-item>
          <text:p text:style-name="P61">Detect and remove loop in a linked list<text:span text:style-name="T175"> (four techniques):</text:span></text:p>
        </text:list-item>
        <text:list-item>
          <text:p text:style-name="P61">Detect and remove loop in a linked list<text:span text:style-name="T175"> (four techniques):</text:span></text:p>
          <text:p text:style-name="P134"><text:bookmark-start text:name="__DdeLink__2824_14611728281111"/><text:a xlink:type="simple" xlink:href="http://www.geeksforgeeks.org/detect-and-remove-loop-in-a-linked-list/" text:style-name="Internet_20_link" text:visited-style-name="Visited_20_Internet_20_Link"><text:span text:style-name="T106">http://www.geeksforgeeks.org/detect-and-remove-loop-in-a-linked-list/</text:span></text:a><text:bookmark-end text:name="__DdeLink__2824_14611728281111"/></text:p>
          <text:p text:style-name="P50"><text:span text:style-name="T176">Second technique is kth node AFTER head</text:span></text:p>
          <text:p text:style-name="P104">And learn the implementation of <text:span text:style-name="T177">optimized method 2: Without counting nodes is loop</text:span></text:p>
        </text:list-item>
        <text:list-item>
          <text:p text:style-name="P101">ExtendsThread</text:p>
        </text:list-item>
        <text:list-item>
          <text:p text:style-name="P102">ImplementsRunnable</text:p>
        </text:list-item>
        <text:list-item>
          <text:p text:style-name="P106">ThreadInterrupt_1,</text:p>
        </text:list-item>
        <text:list-item>
          <text:p text:style-name="P106">ThreadInterrupt_2,</text:p>
        </text:list-item>
        <text:list-item>
          <text:p text:style-name="P106">ThreadInterrupt_3,</text:p>
        </text:list-item>
        <text:list-item>
          <text:p text:style-name="P106">ThreadInterrupt_4,</text:p>
        </text:list-item>
        <text:list-item>
          <text:p text:style-name="P106">ShutdownHook</text:p>
        </text:list-item>
        <text:list-item>
          <text:p text:style-name="P106">SuspendResume</text:p>
        </text:list-item>
        <text:list-item>
          <text:p text:style-name="P106">Deadlock_1,</text:p>
        </text:list-item>
        <text:list-item>
          <text:p text:style-name="P106">Deadlock_2,</text:p>
        </text:list-item>
        <text:list-item>
          <text:p text:style-name="P106">Deadlock_3,</text:p>
        </text:list-item>
        <text:list-item>
          <text:p text:style-name="P106">ConcurrentHashMapDemo</text:p>
        </text:list-item>
        <text:list-item>
          <text:p text:style-name="P106">ThreadLocal</text:p>
        </text:list-item>
        <text:list-item>
          <text:p text:style-name="P106">TimerTask</text:p>
        </text:list-item>
        <text:list-item>
          <text:p text:style-name="P106">ForkJoin</text:p>
        </text:list-item>
        <text:list-item>
          <text:p text:style-name="P106">RecursiveAction</text:p>
        </text:list-item>
        <text:list-item>
          <text:p text:style-name="P106">RecursiveTask</text:p>
        </text:list-item>
        <text:list-item>
          <text:p text:style-name="P106">ThreadPool_1</text:p>
        </text:list-item>
        <text:list-item>
          <text:p text:style-name="P106">ThreadPool_2</text:p>
        </text:list-item>
        <text:list-item>
          <text:p text:style-name="P106">JavaAtomic</text:p>
        </text:list-item>
        <text:list-item>
          <text:p text:style-name="P106">Notification</text:p>
        </text:list-item>
        <text:list-item>
          <text:p text:style-name="P106">CountDownLatch</text:p>
        </text:list-item>
        <text:list-item>
          <text:p text:style-name="P106">CyclicBarrier_1,</text:p>
        </text:list-item>
        <text:list-item>
          <text:p text:style-name="P106">CyclicBarrier_2,</text:p>
        </text:list-item>
        <text:list-item>
          <text:p text:style-name="P106">Phaser</text:p>
        </text:list-item>
        <text:list-item>
          <text:p text:style-name="P106">ReentrantLock</text:p>
        </text:list-item>
        <text:list-item>
          <text:p text:style-name="P106">ProducerConsumerSimple</text:p>
        </text:list-item>
        <text:list-item>
          <text:p text:style-name="P106">ProducerConsumerSemaphore</text:p>
        </text:list-item>
        <text:list-item>
          <text:p text:style-name="P106">ProducerConsumerBlockingQueue</text:p>
        </text:list-item>
        <text:list-item>
          <text:p text:style-name="P106">ThreadPool</text:p>
        </text:list-item>
        <text:list-item>
          <text:p text:style-name="P106">DPObjectPool</text:p>
        </text:list-item>
        <text:list-item>
          <text:p text:style-name="P106">AsynchLogger</text:p>
        </text:list-item>
        <text:list-item>
          <text:p text:style-name="P81">Disjoint-set data structure</text:p>
        </text:list-item>
        <text:list-item>
          <text:p text:style-name="P81">Binomial Tree</text:p>
        </text:list-item>
        <text:list-item>
          <text:p text:style-name="P81">Binary Heap</text:p>
        </text:list-item>
        <text:list-item>
          <text:p text:style-name="P81">Binomial Heap</text:p>
        </text:list-item>
        <text:list-item>
          <text:p text:style-name="P81"><text:soft-page-break/>Fibonacci Heap</text:p>
        </text:list-item>
        <text:list-item>
          <text:p text:style-name="P81">Priority Queue</text:p>
        </text:list-item>
        <text:list-item>
          <text:p text:style-name="P81">Time complexity of building a binary heap</text:p>
        </text:list-item>
        <text:list-item>
          <text:p text:style-name="P81">Comparison of different heaps</text:p>
        </text:list-item>
        <text:list-item>
          <text:p text:style-name="P81">Huffman encoding</text:p>
        </text:list-item>
        <text:list-item>
          <text:p text:style-name="P81">BFS</text:p>
        </text:list-item>
        <text:list-item>
          <text:p text:style-name="P81">DFS</text:p>
        </text:list-item>
        <text:list-item>
          <text:p text:style-name="P81">Topological Sort of DAG</text:p>
        </text:list-item>
        <text:list-item>
          <text:p text:style-name="P81">SCC</text:p>
        </text:list-item>
        <text:list-item>
          <text:p text:style-name="P81">Generic MST</text:p>
        </text:list-item>
        <text:list-item>
          <text:p text:style-name="P81">Some definitions</text:p>
        </text:list-item>
        <text:list-item>
          <text:p text:style-name="P81">MST-Kruskal</text:p>
        </text:list-item>
        <text:list-item>
          <text:p text:style-name="P81">MST-Prim</text:p>
        </text:list-item>
        <text:list-item>
          <text:p text:style-name="P81">Initialize Single Source</text:p>
        </text:list-item>
        <text:list-item>
          <text:p text:style-name="P81">Relax</text:p>
        </text:list-item>
        <text:list-item>
          <text:p text:style-name="P81">BellmanFord</text:p>
        </text:list-item>
        <text:list-item>
          <text:p text:style-name="P81">DAGSSSP</text:p>
        </text:list-item>
        <text:list-item>
          <text:p text:style-name="P81">Dijkstra's</text:p>
        </text:list-item>
        <text:list-item>
          <text:p text:style-name="P81">APSP</text:p>
        </text:list-item>
        <text:list-item>
          <text:p text:style-name="P81">Theory of DP, Greedy, Divide and Conquer</text:p>
        </text:list-item>
        <text:list-item>
          <text:p text:style-name="P81">https://www.geeksforgeeks.org/difference-between-deterministic-and-non-deterministic-algorithms/</text:p>
        </text:list-item>
        <text:list-item>
          <text:p text:style-name="P81">http://www.geeksforgeeks.org/greedy-algorithms-set-1-activity-selection-problem/</text:p>
        </text:list-item>
        <text:list-item>
          <text:p text:style-name="P81">http://www.geeksforgeeks.org/greedy-algorithms-set-3-huffman-coding-set-2/</text:p>
        </text:list-item>
        <text:list-item>
          <text:p text:style-name="P81">http://www.geeksforgeeks.org/job-sequencing-problem-set-1-greedy-algorithm/</text:p>
        </text:list-item>
        <text:list-item>
          <text:p text:style-name="P81">http://quiz.geeksforgeeks.org/greedy-algorithm-to-find-minimum-number-of-coins/</text:p>
        </text:list-item>
        <text:list-item>
          <text:p text:style-name="P81">http://www.geeksforgeeks.org/k-centers-problem-set-1-greedy-approximate-algorithm/</text:p>
        </text:list-item>
        <text:list-item>
          <text:p text:style-name="P81">http://www.geeksforgeeks.org/write-a-c-program-to-calculate-powxn/</text:p>
        </text:list-item>
        <text:list-item>
          <text:p text:style-name="P76">Closest Pair of Points:</text:p>
        </text:list-item>
        <text:list-item>
          <text:p text:style-name="P76">Closest Pair of Points:</text:p>
          <text:p text:style-name="P79">project ClosestPairOfPoints</text:p>
          <text:p text:style-name="P98">http://www.geeksforgeeks.org/closest-pair-of-points/</text:p>
        </text:list-item>
        <text:list-item>
          <text:p text:style-name="P81">http://www.geeksforgeeks.org/median-of-two-sorted-arrays/</text:p>
        </text:list-item>
        <text:list-item>
          <text:p text:style-name="P81">Inversion Count</text:p>
        </text:list-item>
        <text:list-item>
          <text:p text:style-name="P64">Backtracking: <text:span text:style-name="T60">Backtracking is an algorithmic paradigm that tries different solutions until finds a solution that “works”. Problems which are typically solved using backtracking technique have following property in common:</text:span></text:p>
          <text:list>
            <text:list-item>
              <text:p text:style-name="P131"><text:span text:style-name="T129">These problems can only be solved by trying every possible configuration and each configuration is tried only once.</text:span></text:p>
            </text:list-item>
            <text:list-item>
              <text:p text:style-name="P131"><text:span text:style-name="T129">A Naive solution for these problems is to try all configurations and output a configuration that follows given problem constraints.</text:span></text:p>
            </text:list-item>
            <text:list-item>
              <text:p text:style-name="P131"><text:span text:style-name="T129">Backtracking works in incremental way and is an optimization over the Naive solution where all possible configurations are generated and tried.</text:span></text:p>
            </text:list-item>
          </text:list>
        </text:list-item>
        <text:list-item>
          <text:p text:style-name="P44"><text:span text:style-name="T156">project </text:span>PrintAllPermutations:</text:p>
          <text:p text:style-name="P29">print permutations and print permutations with repitition,</text:p>
        </text:list-item>
        <text:list-item>
          <text:p text:style-name="P44"><text:soft-page-break/><text:span text:style-name="T164">Lexicographical permutations of a string</text:span>,</text:p>
          <text:p text:style-name="P146"><text:a xlink:type="simple" xlink:href="https://www.geeksforgeeks.org/lexicographic-permutations-of-string/" text:style-name="Internet_20_link" text:visited-style-name="Visited_20_Internet_20_Link"><text:span text:style-name="T94">https://www.geeksforgeeks.org/lexicographic-permutations-of-string/</text:span></text:a></text:p>
        </text:list-item>
        <text:list-item>
          <text:p text:style-name="P40">Lexicographic rank of a string with duplicate characters</text:p>
          <text:p text:style-name="P147"><text:a xlink:type="simple" xlink:href="https://www.geeksforgeeks.org/lexicographic-rank-string-duplicate-characters/" text:style-name="Internet_20_link" text:visited-style-name="Visited_20_Internet_20_Link"><text:span text:style-name="T118">https://www.geeksforgeeks.org/lexicographic-rank-string-duplicate-characters/</text:span></text:a></text:p>
        </text:list-item>
        <text:list-item>
          <text:p text:style-name="P45"><text:span text:style-name="T157">project </text:span>PrintAllCombinations,</text:p>
          <text:p text:style-name="P150"><text:a xlink:type="simple" xlink:href="https://javahungry.blogspot.com/2014/02/algorithm-for-combinations-of-string-java-code-with-example.html" text:style-name="Internet_20_link" text:visited-style-name="Visited_20_Internet_20_Link"><text:span text:style-name="T119">https://javahungry.blogspot.com/2014/02/algorithm-for-combinations-of-string-java-code-with-example.html</text:span></text:a></text:p>
        </text:list-item>
        <text:list-item>
          <text:p text:style-name="P70"><text:span text:style-name="T195">Knight tour problem:</text:span></text:p>
          <text:p text:style-name="P89">http://www.geeksforgeeks.org/backtracking-set-1-the-knights-tour-problem/</text:p>
        </text:list-item>
        <text:list-item>
          <text:p text:style-name="P71"><text:span text:style-name="T196">n-queen problem:</text:span></text:p>
          <text:p text:style-name="P90">http://www.geeksforgeeks.org/backtracking-set-3-n-queen-problem/</text:p>
        </text:list-item>
        <text:list-item>
          <text:p text:style-name="P72"><text:span text:style-name="T197">Rat in a maze:</text:span></text:p>
          <text:p text:style-name="P91">http://www.geeksforgeeks.org/backttracking-set-2-rat-in-a-maze/</text:p>
        </text:list-item>
        <text:list-item>
          <text:p text:style-name="P73"><text:span text:style-name="T198">Shortest path in a binary maze:</text:span></text:p>
          <text:p text:style-name="P92">https://www.geeksforgeeks.org/shortest-path-in-a-binary-maze/</text:p>
        </text:list-item>
        <text:list-item>
          <text:p text:style-name="P74"><text:span text:style-name="T199">Number of ways to reach destination in a maze:</text:span></text:p>
          <text:p text:style-name="P93">https://www.geeksforgeeks.org/count-number-ways-reach-destination-maze/</text:p>
        </text:list-item>
        <text:list-item>
          <text:p text:style-name="P94"><text:span text:style-name="T151">Sudoku Problem</text:span><text:span text:style-name="T152">:</text:span></text:p>
          <text:p text:style-name="P94">http://www.geeksforgeeks.org/backtracking-set-7-suduku/</text:p>
        </text:list-item>
        <text:list-item>
          <text:p text:style-name="P95"><text:span text:style-name="T153">Subset sum problem: </text:span><text:span text:style-name="T203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94">https://www.youtube.com/watch?v=WRT8kmFOQTw</text:p>
          <text:p text:style-name="P94">http://krishnalearnings.blogspot.com/2015/08/sumset-sum-problem-java-and-backtracking.html</text:p>
        </text:list-item>
        <text:list-item>
          <text:p text:style-name="P75"><text:span text:style-name="T200">PartitionProblem:</text:span></text:p>
          <text:p text:style-name="P75"><text:span text:style-name="T200">project </text:span>PartitionProblem</text:p>
          <text:p text:style-name="P81">https://www.geeksforgeeks.org/partition-problem-dp-18/</text:p>
        </text:list-item>
        <text:list-item>
          <text:p text:style-name="P96"><text:span text:style-name="T150">Tug of war:</text:span><text:span text:style-name="T201"> Given a set of n integers, divide the set in two subsets of n/2 sizes each such that the difference of the sum of two subsets is as minimum as possible. </text:span><text:bookmark text:name="more-115594"/><text:span text:style-name="T201">If n is even, then sizes of two subsets must be strictly n/2 and if n is odd, then size of one subset must be (n-1)/2 and size of other subset must be (n+1)/2.</text:span></text:p>
          <text:p text:style-name="P97">http://www.geeksforgeeks.org/tug-of-war/</text:p>
        </text:list-item>
        <text:list-item>
          <text:p text:style-name="P63"><text:span text:style-name="T194">Dynamic Programming:</text:span></text:p>
          <text:p text:style-name="P82">http://www.geeksforgeeks.org/dynamic-programming-set-1/</text:p>
          <text:p text:style-name="P81">http://www.geeksforgeeks.org/dynamic-programming-set-2-optimal-substructure-property/</text:p>
        </text:list-item>
        <text:list-item>
          <text:p text:style-name="P65">LIS:</text:p>
          <text:p text:style-name="P77">project LIS</text:p>
          <text:p text:style-name="P83">http://www.geeksforgeeks.org/dynamic-programming-set-3-longest-increasing-subsequence/</text:p>
        </text:list-item>
        <text:list-item>
          <text:p text:style-name="P66">Longest Bitonic Subsequence:</text:p>
          <text:p text:style-name="P84">http://www.geeksforgeeks.org/dynamic-programming-set-15-longest-bitonic-subsequence/</text:p>
        </text:list-item>
        <text:list-item>
          <text:p text:style-name="P67">Building Bridges:</text:p>
          <text:p text:style-name="P108"><text:a xlink:type="simple" xlink:href="http://www.geeksforgeeks.org/dynamic-programming-set-14-variations-of-lis/" text:style-name="Internet_20_link" text:visited-style-name="Visited_20_Internet_20_Link"><text:span text:style-name="T94">http://www.geeksforgeeks.org/dynamic-programming-set-14-variations-of-lis/</text:span></text:a></text:p>
        </text:list-item>
        <text:list-item>
          <text:p text:style-name="P85"><text:soft-page-break/><text:span text:style-name="T147">Compare method of the below page is most important:</text:span></text:p>
          <text:p text:style-name="P86">https://www.geeksforgeeks.org/dynamic-programming-building-bridges/</text:p>
        </text:list-item>
        <text:list-item>
          <text:p text:style-name="P68">Maximum Sum Increasing Subsequence:</text:p>
          <text:p text:style-name="P87">http://www.geeksforgeeks.org/dynamic-programming-set-14-maximum-sum-increasing-subsequence/</text:p>
        </text:list-item>
        <text:list-item>
          <text:p text:style-name="P69">Maximum Length Chain of Pairs:</text:p>
          <text:p text:style-name="P88">http://www.geeksforgeeks.org/dynamic-programming-set-20-maximum-length-chain-of-pairs/</text:p>
        </text:list-item>
        <text:list-item>
          <text:p text:style-name="P62">Box Stack<text:span text:style-name="T202">ing problem</text:span>:</text:p>
          <text:p text:style-name="P78">project BoxStack</text:p>
          <text:p text:style-name="P81">https://www.youtube.com/watch?v=9mod_xRB-O0</text:p>
          <text:p text:style-name="P81">https://www.geeksforgeeks.org/box-stacking-problem-dp-22/</text:p>
        </text:list-item>
        <text:list-item>
          <text:p text:style-name="P115">MCM:</text:p>
          <text:p text:style-name="P109">http://www.geeksforgeeks.org/dynamic-programming-set-8-matrix-chain-multiplication/</text:p>
        </text:list-item>
        <text:list-item>
          <text:p text:style-name="P107">OptimalBST</text:p>
        </text:list-item>
        <text:list-item>
          <text:p text:style-name="P107">See only recursive solution from geeksforgeeks: http://www.geeksforgeeks.org/dynamic-programming-set-24-optimal-binary-search-tree/</text:p>
        </text:list-item>
        <text:list-item>
          <text:p text:style-name="P107">See dp solution from tushar roy video at the following link: https://www.youtube.com/watch?v=hgA4xxlVvfQ</text:p>
        </text:list-item>
        <text:list-item>
          <text:p text:style-name="P107">LPS: http://www.geeksforgeeks.org/dynamic-programming-set-12-longest-palindromic-subsequence/</text:p>
        </text:list-item>
        <text:list-item>
          <text:p text:style-name="P107">LPStr</text:p>
        </text:list-item>
        <text:list-item>
          <text:p text:style-name="P107">Palindrome partitioning: http://www.geeksforgeeks.org/dynamic-programming-set-17-palindrome-partitioning/</text:p>
        </text:list-item>
        <text:list-item>
          <text:p text:style-name="P116">LCS:</text:p>
          <text:p text:style-name="P119">project LCS</text:p>
          <text:p text:style-name="P110">http://www.geeksforgeeks.org/dynamic-programming-set-4-longest-common-subsequence/</text:p>
        </text:list-item>
        <text:list-item>
          <text:p text:style-name="P107">Edit Distance: http://www.geeksforgeeks.org/dynamic-programming-set-5-edit-distance/</text:p>
        </text:list-item>
        <text:list-item>
          <text:p text:style-name="P107">Min Cost Path: http://www.geeksforgeeks.org/dynamic-programming-set-6-min-cost-path/</text:p>
        </text:list-item>
        <text:list-item>
          <text:p text:style-name="P107">CoinChange: http://www.geeksforgeeks.org/dynamic-programming-set-7-coin-change/</text:p>
        </text:list-item>
        <text:list-item>
          <text:p text:style-name="P107">BinomialCoefficient: http://www.geeksforgeeks.org/dynamic-programming-set-9-binomial-coefficient/</text:p>
        </text:list-item>
        <text:list-item>
          <text:p text:style-name="P107">KnapsackProblem: http://www.geeksforgeeks.org/dynamic-programming-set-10-0-1-knapsack-problem/</text:p>
        </text:list-item>
        <text:list-item>
          <text:p text:style-name="P107">Egg Dropping Puzzle: http://www.geeksforgeeks.org/dynamic-programming-set-11-egg-dropping-puzzle/</text:p>
        </text:list-item>
        <text:list-item>
          <text:p text:style-name="P107">Cutting a rod: http://www.geeksforgeeks.org/dynamic-programming-set-13-cutting-a-rod/</text:p>
        </text:list-item>
        <text:list-item>
          <text:p text:style-name="P107">https://www.youtube.com/watch?v=RORuwHiblPc</text:p>
        </text:list-item>
        <text:list-item>
          <text:p text:style-name="P107">https://github.com/mission-peace/interview/blob/master/src/com/interview/dynamic/TextJustification.java</text:p>
        </text:list-item>
        <text:list-item>
          <text:p text:style-name="P107">http://www.geeksforgeeks.org/program-for-nth-fibonacci-number/</text:p>
        </text:list-item>
        <text:list-item>
          <text:p text:style-name="P107"><text:soft-page-break/>MinimumJumps: http://www.geeksforgeeks.org/minimum-number-of-jumps-to-reach-end-of-a-given-array/</text:p>
        </text:list-item>
        <text:list-item>
          <text:p text:style-name="P107">Maximum size square submatrix with all 1s: http://www.geeksforgeeks.org/maximum-size-sub-matrix-with-all-1s-in-a-binary-matrix/</text:p>
        </text:list-item>
        <text:list-item>
          <text:p text:style-name="P107">Ugly numbers: http://www.geeksforgeeks.org/ugly-numbers/</text:p>
        </text:list-item>
        <text:list-item>
          <text:p text:style-name="P107">Largest Sum Contiguous subarray: http://www.geeksforgeeks.org/largest-sum-contiguous-subarray/</text:p>
        </text:list-item>
        <text:list-item>
          <text:p text:style-name="P107">Partition problem: (three solutions): 1st solution: sort the array and then find that whether it is possible to make sum / 2 or not.</text:p>
        </text:list-item>
        <text:list-item>
          <text:p text:style-name="P107">2nd solution: recursive,</text:p>
        </text:list-item>
        <text:list-item>
          <text:p text:style-name="P107">3rd solution: dynamic,</text:p>
        </text:list-item>
        <text:list-item>
          <text:p text:style-name="P107">http://krishnalearnings.blogspot.com/2015/08/sumset-sum-problem-java-and-backtracking.html</text:p>
        </text:list-item>
        <text:list-item>
          <text:p text:style-name="P107">http://www.geeksforgeeks.org/tug-of-war/</text:p>
        </text:list-item>
        <text:list-item>
          <text:p text:style-name="P107">WaysToReachNthStair</text:p>
        </text:list-item>
        <text:list-item>
          <text:p text:style-name="P107">WaysToReachNthStair</text:p>
        </text:list-item>
        <text:list-item>
          <text:p text:style-name="P10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736</meta:editing-cycles>
    <meta:creation-date>2016-08-16T07:20:00</meta:creation-date>
    <dc:date>2019-10-09T03:01:31.872187846</dc:date>
    <meta:editing-duration>P16DT8H14M40S</meta:editing-duration>
    <meta:generator>LibreOffice/5.1.6.2$Linux_X86_64 LibreOffice_project/10m0$Build-2</meta:generator>
    <meta:document-statistic meta:table-count="0" meta:image-count="0" meta:object-count="0" meta:page-count="10" meta:paragraph-count="379" meta:word-count="1829" meta:character-count="16515" meta:non-whitespace-character-count="1518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